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2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fo:border="0.74pt solid #000000" style:vertical-align="automatic"/>
      <style:text-properties style:font-name="Times New Roman1" fo:font-size="11pt" style:font-size-asian="11pt" style:font-size-complex="11pt"/>
    </style:style>
    <style:style style:name="ce5" style:family="table-cell" style:parent-style-name="Default">
      <style:table-cell-properties fo:background-color="#ffffff" fo:border="0.74pt solid #000000"/>
      <style:text-properties style:font-name="Times New Roman1" fo:font-size="11pt" style:font-size-asian="11pt" style:font-size-complex="11pt"/>
    </style:style>
    <style:style style:name="ce6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5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23" style:family="table-cell" style:parent-style-name="Default">
      <style:table-cell-properties fo:background-color="#ffffff" style:text-align-source="fix" style:repeat-content="false" fo:wrap-option="no-wrap" fo:border="0.74pt solid #000000"/>
      <style:paragraph-properties fo:text-align="start" fo:margin-left="0in"/>
      <style:text-properties style:text-outline="false" style:text-line-through-style="none" style:text-line-through-type="none" style:font-name="Times New Roman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16"/>
        <table:table-column table:style-name="co2" table:number-columns-repeated="2" table:default-cell-style-name="ce5"/>
        <table:table-column table:style-name="co4" table:default-cell-style-name="ce16"/>
        <table:table-column table:style-name="co5" table:number-columns-repeated="16377" table:default-cell-style-name="ce5"/>
        <table:table-row table:style-name="ro1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Автор</text:p>
          </table:table-cell>
          <table:table-cell table:style-name="ce2" office:value-type="string" calcext:value-type="string">
            <text:p>Название</text:p>
          </table:table-cell>
          <table:table-cell table:style-name="ce15" office:value-type="string" calcext:value-type="string">
            <text:p>ISBN</text:p>
          </table:table-cell>
          <table:table-cell table:style-name="ce2" office:value-type="string" calcext:value-type="string">
            <text:p>Содержание</text:p>
          </table:table-cell>
          <table:table-cell table:style-name="ce2" office:value-type="string" calcext:value-type="string">
            <text:p>Серия(вне серии)</text:p>
          </table:table-cell>
          <table:table-cell table:style-name="ce15" office:value-type="string" calcext:value-type="string">
            <text:p>Читаал/Не читал</text:p>
          </table:table-cell>
          <table:table-cell table:number-columns-repeated="1637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7" office:value-type="string" calcext:value-type="string">
            <text:p>978-5-17-102325-6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Робин Хобб</text:p>
          </table:table-cell>
          <table:table-cell table:style-name="ce7" office:value-type="string" calcext:value-type="string">
            <text:p>Сага о Видящих. Книги 1 и 2. Королевский убийца</text:p>
          </table:table-cell>
          <table:table-cell table:style-name="ce7" office:value-type="string" calcext:value-type="string">
            <text:p>978-5-389-11394-7</text:p>
          </table:table-cell>
          <table:table-cell table:style-name="ce6" office:value-type="string" calcext:value-type="string">
            <text:p>Ученик убийцы; Королевский убийцы</text:p>
          </table:table-cell>
          <table:table-cell table:style-name="ce6" office:value-type="string" calcext:value-type="string">
            <text:p>1 и 2, Сага о Види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ага о Видящих. Книга 3. Странствия убийцы</text:p>
          </table:table-cell>
          <table:table-cell table:style-name="ce7" office:value-type="string" calcext:value-type="string">
            <text:p>978-5-389-11398-5</text:p>
          </table:table-cell>
          <table:table-cell table:style-name="ce6" office:value-type="string" calcext:value-type="string">
            <text:p>Странствия убийцы</text:p>
          </table:table-cell>
          <table:table-cell table:style-name="ce6" office:value-type="string" calcext:value-type="string">
            <text:p>3, Сага о Видя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Терри Пратчетт; Нил Гейман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7" office:value-type="string" calcext:value-type="string">
            <text:p>978-5-699-59223-4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Роберт Брындза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7" office:value-type="string" calcext:value-type="string">
            <text:p>978-5-17-103906-6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6" office:value-type="string" calcext:value-type="string">
            <text:p>1, Эрика Фос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Женевьева Когман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7" office:value-type="string" calcext:value-type="string">
            <text:p>978-5-17-115284-0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Мари Бреннан</text:p>
          </table:table-cell>
          <table:table-cell table:style-name="ce6" office:value-type="string" calcext:value-type="string">
            <text:p>Мемуары леди Трент. Естественная история драконов</text:p>
          </table:table-cell>
          <table:table-cell table:style-name="ce7" office:value-type="string" calcext:value-type="string">
            <text:p>978-5-17-105706-0</text:p>
          </table:table-cell>
          <table:table-cell table:style-name="ce6" office:value-type="string" calcext:value-type="string">
            <text:p>Естественная история драконов</text:p>
          </table:table-cell>
          <table:table-cell table:style-name="ce6" office:value-type="string" calcext:value-type="string">
            <text:p>1, Мемуары леди Тр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Дарья Варламова; Елена Фоер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7" office:value-type="string" calcext:value-type="string">
            <text:p>978-5-91671-890-0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Мэги Стивотер</text:p>
          </table:table-cell>
          <table:table-cell table:style-name="ce6" office:value-type="string" calcext:value-type="string">
            <text:p>Воронята</text:p>
          </table:table-cell>
          <table:table-cell table:style-name="ce7" office:value-type="string" calcext:value-type="string">
            <text:p>978-5-04-097515-0</text:p>
          </table:table-cell>
          <table:table-cell table:style-name="ce6" office:value-type="string" calcext:value-type="string">
            <text:p>Воронята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Санькя</text:p>
          </table:table-cell>
          <table:table-cell table:style-name="ce7" office:value-type="string" calcext:value-type="string">
            <text:p>978-5-17-086995-0</text:p>
          </table:table-cell>
          <table:table-cell table:style-name="ce6" office:value-type="string" calcext:value-type="string">
            <text:p>Саньк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Диана Сеттерфилд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7" office:value-type="string" calcext:value-type="string">
            <text:p>978-5-91181-604-9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7" office:value-type="string" calcext:value-type="string">
            <text:p>978-5-17-099929-3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1. Кровь и железо</text:p>
          </table:table-cell>
          <table:table-cell table:style-name="ce7" office:value-type="string" calcext:value-type="string">
            <text:p>978-5-699-94035-6</text:p>
          </table:table-cell>
          <table:table-cell table:style-name="ce6" office:value-type="string" calcext:value-type="string">
            <text:p>Кровь и железо</text:p>
          </table:table-cell>
          <table:table-cell table:style-name="ce6" office:value-type="string" calcext:value-type="string">
            <text:p>1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2. Прежде чем их повесят</text:p>
          </table:table-cell>
          <table:table-cell table:style-name="ce7" office:value-type="string" calcext:value-type="string">
            <text:p>978-5-699-95096-6</text:p>
          </table:table-cell>
          <table:table-cell table:style-name="ce6" office:value-type="string" calcext:value-type="string">
            <text:p>Прежде чем их повесят</text:p>
          </table:table-cell>
          <table:table-cell table:style-name="ce6" office:value-type="string" calcext:value-type="string">
            <text:p>2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3. Последний довод королей</text:p>
          </table:table-cell>
          <table:table-cell table:style-name="ce7" office:value-type="string" calcext:value-type="string">
            <text:p>978-5-699-97928-8</text:p>
          </table:table-cell>
          <table:table-cell table:style-name="ce6" office:value-type="string" calcext:value-type="string">
            <text:p>Последний довод королей</text:p>
          </table:table-cell>
          <table:table-cell table:style-name="ce6" office:value-type="string" calcext:value-type="string">
            <text:p>3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Крис Колфер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7" office:value-type="string" calcext:value-type="string">
            <text:p>978-5-17-982786-3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Дети мои</text:p>
          </table:table-cell>
          <table:table-cell table:style-name="ce7" office:value-type="string" calcext:value-type="string">
            <text:p>978-5-17-107766-2</text:p>
          </table:table-cell>
          <table:table-cell table:style-name="ce6" office:value-type="string" calcext:value-type="string">
            <text:p>Дети мо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7" office:value-type="string" calcext:value-type="string">
            <text:p>978-5-17-088647-0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7" office:value-type="string" calcext:value-type="string">
            <text:p>978-5-17-105471-7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7" office:value-type="string" calcext:value-type="string">
            <text:p>978-5-17-098749-8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7" office:value-type="string" calcext:value-type="string">
            <text:p>978-5-17-103151-0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6" office:value-type="string" calcext:value-type="string">
            <text:p>2 и 3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Король Зимы</text:p>
          </table:table-cell>
          <table:table-cell table:style-name="ce7" office:value-type="string" calcext:value-type="string">
            <text:p>978-5-389-12891-0</text:p>
          </table:table-cell>
          <table:table-cell table:style-name="ce6" office:value-type="string" calcext:value-type="string">
            <text:p>Король Зимы</text:p>
          </table:table-cell>
          <table:table-cell table:style-name="ce6" office:value-type="string" calcext:value-type="string">
            <text:p>1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Враг Божий</text:p>
          </table:table-cell>
          <table:table-cell table:style-name="ce7" office:value-type="string" calcext:value-type="string">
            <text:p>978-5-389-13016-6</text:p>
          </table:table-cell>
          <table:table-cell table:style-name="ce6" office:value-type="string" calcext:value-type="string">
            <text:p>Враг Божий</text:p>
          </table:table-cell>
          <table:table-cell table:style-name="ce6" office:value-type="string" calcext:value-type="string">
            <text:p>2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Экскалибур</text:p>
          </table:table-cell>
          <table:table-cell table:style-name="ce7" office:value-type="string" calcext:value-type="string">
            <text:p>978-5-389-13694-6</text:p>
          </table:table-cell>
          <table:table-cell table:style-name="ce6" office:value-type="string" calcext:value-type="string">
            <text:p>Экскалибур</text:p>
          </table:table-cell>
          <table:table-cell table:style-name="ce6" office:value-type="string" calcext:value-type="string">
            <text:p>3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Киран Ларвуд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7" office:value-type="string" calcext:value-type="string">
            <text:p>978-5-17-114750-1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6" office:value-type="string" calcext:value-type="string">
            <text:p>1, Пять королевст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Ведьмак</text:p>
          </table:table-cell>
          <table:table-cell table:style-name="ce7" office:value-type="string" calcext:value-type="string">
            <text:p>978-5-17-075073-3</text:p>
          </table:table-cell>
          <table:table-cell table:style-name="ce6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6" office:value-type="string" calcext:value-type="string">
            <text:p>1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Сезон Гроз</text:p>
          </table:table-cell>
          <table:table-cell table:style-name="ce7" office:value-type="string" calcext:value-type="string">
            <text:p>978-5-17-087830-7</text:p>
          </table:table-cell>
          <table:table-cell table:style-name="ce6" office:value-type="string" calcext:value-type="string">
            <text:p>Сезон Гроз</text:p>
          </table:table-cell>
          <table:table-cell table:style-name="ce6" office:value-type="string" calcext:value-type="string">
            <text:p>2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Стивен Вайнберг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7" office:value-type="string" calcext:value-type="string">
            <text:p>978-5-17-982848-8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7" office:value-type="string" calcext:value-type="string">
            <text:p>978-5-91671-610-8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7" office:value-type="string" calcext:value-type="string">
            <text:p>978-5-17-982690-3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Ричард Докинз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7" office:value-type="string" calcext:value-type="string">
            <text:p>978-5-17-086374-7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7" office:value-type="string" calcext:value-type="string">
            <text:p>978-5-17-093602-1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Тодд Локвуд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7" office:value-type="string" calcext:value-type="string">
            <text:p>978-5-04-098556-2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6" office:value-type="string" calcext:value-type="string">
            <text:p>Черт знае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7" office:value-type="string" calcext:value-type="string">
            <text:p>978-5-04-098278-3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Князь света</text:p>
          </table:table-cell>
          <table:table-cell table:style-name="ce7" office:value-type="string" calcext:value-type="string">
            <text:p>978-5-04-097481-8</text:p>
          </table:table-cell>
          <table:table-cell table:style-name="ce6" office:value-type="string" calcext:value-type="string">
            <text:p>Князь све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И. Ильф; Е. Петров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7" office:value-type="string" calcext:value-type="string">
            <text:p>978-5-8475-0654-0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Карл Саган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7" office:value-type="string" calcext:value-type="string">
            <text:p>978-5-91671-875-4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7" office:value-type="string" calcext:value-type="string">
            <text:p>978-5-91671-871-3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7" office:value-type="string" calcext:value-type="string">
            <text:p>978-5-91671-870-6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Станислав Дробышевский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7" office:value-type="string" calcext:value-type="string">
            <text:p>978-5-91671-918-5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7" office:value-type="string" calcext:value-type="string">
            <text:p>978-5-04-089112-2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6" office:value-type="string" calcext:value-type="string">
            <text:p>1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227-02791-7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Казимир Валишевский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7" office:value-type="string" calcext:value-type="string">
            <text:p>978-5-9922-1536-6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1 и 2</text:p>
          </table:table-cell>
          <table:table-cell table:style-name="ce6" office:value-type="string" calcext:value-type="string">
            <text:p>1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3 и 4</text:p>
          </table:table-cell>
          <table:table-cell table:style-name="ce6" office:value-type="string" calcext:value-type="string">
            <text:p>2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дные люди; Преступление и наказание</text:p>
          </table:table-cell>
          <table:table-cell table:style-name="ce7" office:value-type="string" calcext:value-type="string">
            <text:p>5-280-02461-1</text:p>
          </table:table-cell>
          <table:table-cell table:style-name="ce6" office:value-type="string" calcext:value-type="string">
            <text:p>Бедные люди, Преступление и наказа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7" office:value-type="string" calcext:value-type="string">
            <text:p>978-5-389-05507-0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опи царя Соломона</text:p>
          </table:table-cell>
          <table:table-cell table:style-name="ce7" office:value-type="string" calcext:value-type="string">
            <text:p>978-5-389-06124-8</text:p>
          </table:table-cell>
          <table:table-cell table:style-name="ce6" office:value-type="string" calcext:value-type="string">
            <text:p>Копи царя Соломона, Прекрасная Маргар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7" office:value-type="string" calcext:value-type="string">
            <text:p>978-5-389-05996-2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Один день Ивана Денисовича</text:p>
          </table:table-cell>
          <table:table-cell table:style-name="ce7" office:value-type="string" calcext:value-type="string">
            <text:p>978-5-389-07373-9</text:p>
          </table:table-cell>
          <table:table-cell table:style-name="ce6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грок</text:p>
          </table:table-cell>
          <table:table-cell table:style-name="ce7" office:value-type="string" calcext:value-type="string">
            <text:p>978-5-389-07127-8</text:p>
          </table:table-cell>
          <table:table-cell table:style-name="ce6" office:value-type="string" calcext:value-type="string">
            <text:p>Двойник, Господин Прохарчин,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7" office:value-type="string" calcext:value-type="string">
            <text:p>978-5-389-06012-8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Андрей Платонов</text:p>
          </table:table-cell>
          <table:table-cell table:style-name="ce6" office:value-type="string" calcext:value-type="string">
            <text:p>Котлован</text:p>
          </table:table-cell>
          <table:table-cell table:style-name="ce7" office:value-type="string" calcext:value-type="string">
            <text:p>978-5-389-10330-6</text:p>
          </table:table-cell>
          <table:table-cell table:style-name="ce6" office:value-type="string" calcext:value-type="string">
            <text:p>Чевенгур, Котлов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7" office:value-type="string" calcext:value-type="string">
            <text:p>978-5-389-04726-6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Данте Алигьери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7" office:value-type="string" calcext:value-type="string">
            <text:p>978-5-389-05867-5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Остров сокровищ</text:p>
          </table:table-cell>
          <table:table-cell table:style-name="ce7" office:value-type="string" calcext:value-type="string">
            <text:p>978-5-389-05285-7</text:p>
          </table:table-cell>
          <table:table-cell table:style-name="ce6" office:value-type="string" calcext:value-type="string">
            <text:p>Остров сокровищ, Черная стре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7" office:value-type="string" calcext:value-type="string">
            <text:p>978-5-389-09917-3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7" office:value-type="string" calcext:value-type="string">
            <text:p>978-5-389-01686-6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ердца трех</text:p>
          </table:table-cell>
          <table:table-cell table:style-name="ce7" office:value-type="string" calcext:value-type="string">
            <text:p>978-5-389-09043-9</text:p>
          </table:table-cell>
          <table:table-cell table:style-name="ce6" office:value-type="string" calcext:value-type="string">
            <text:p>Сердца тр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Алексей Толстой</text:p>
          </table:table-cell>
          <table:table-cell table:style-name="ce6" office:value-type="string" calcext:value-type="string">
            <text:p>Петр Первый</text:p>
          </table:table-cell>
          <table:table-cell table:style-name="ce7" office:value-type="string" calcext:value-type="string">
            <text:p>978-5-389-07700-3</text:p>
          </table:table-cell>
          <table:table-cell table:style-name="ce6" office:value-type="string" calcext:value-type="string">
            <text:p>Петр Перв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7" office:value-type="string" calcext:value-type="string">
            <text:p>978-5-699-78161-4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6" office:value-type="string" calcext:value-type="string">
            <text:p>1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Избранная</text:p>
          </table:table-cell>
          <table:table-cell table:style-name="ce7" office:value-type="string" calcext:value-type="string">
            <text:p>978-5-699-58606-6</text:p>
          </table:table-cell>
          <table:table-cell table:style-name="ce6" office:value-type="string" calcext:value-type="string">
            <text:p>Избранная</text:p>
          </table:table-cell>
          <table:table-cell table:style-name="ce6" office:value-type="string" calcext:value-type="string">
            <text:p>1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Мятежная</text:p>
          </table:table-cell>
          <table:table-cell table:style-name="ce7" office:value-type="string" calcext:value-type="string">
            <text:p>978-5-699-60546-0</text:p>
          </table:table-cell>
          <table:table-cell table:style-name="ce6" office:value-type="string" calcext:value-type="string">
            <text:p>Мятежная</text:p>
          </table:table-cell>
          <table:table-cell table:style-name="ce6" office:value-type="string" calcext:value-type="string">
            <text:p>2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Преданная</text:p>
          </table:table-cell>
          <table:table-cell table:style-name="ce7" office:value-type="string" calcext:value-type="string">
            <text:p>978-5-699-71918-1</text:p>
          </table:table-cell>
          <table:table-cell table:style-name="ce6" office:value-type="string" calcext:value-type="string">
            <text:p>Преданная</text:p>
          </table:table-cell>
          <table:table-cell table:style-name="ce6" office:value-type="string" calcext:value-type="string">
            <text:p>3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7" office:value-type="string" calcext:value-type="string">
            <text:p>978-5-699-78556-8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6" office:value-type="string" calcext:value-type="string">
            <text:p>10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Фенимор Купер</text:p>
          </table:table-cell>
          <table:table-cell table:style-name="ce6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7" office:value-type="string" calcext:value-type="string">
            <text:p>978-5-9922-0715-6</text:p>
          </table:table-cell>
          <table:table-cell table:style-name="ce6" office:value-type="string" calcext:value-type="string">
            <text:p>Зверобой, Последний из Могикан, Следопыт, Пионеры, Пре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7" office:value-type="string" calcext:value-type="string">
            <text:p>978-5-389-10443-3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7" office:value-type="string" calcext:value-type="string">
            <text:p>978-5-389-09153-5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ервый</text:p>
          </table:table-cell>
          <table:table-cell table:style-name="ce7" office:value-type="string" calcext:value-type="string">
            <text:p>5-85267-026-X</text:p>
          </table:table-cell>
          <table:table-cell table:style-name="ce6" office:value-type="string" calcext:value-type="string">
            <text:p>Камо Гряде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второй</text:p>
          </table:table-cell>
          <table:table-cell table:style-name="ce7" office:value-type="string" calcext:value-type="string">
            <text:p>5-85267-011-1</text:p>
          </table:table-cell>
          <table:table-cell table:style-name="ce6" office:value-type="string" calcext:value-type="string">
            <text:p>Крестонос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третий</text:p>
          </table:table-cell>
          <table:table-cell table:style-name="ce7" office:value-type="string" calcext:value-type="string">
            <text:p>5-85267-019-7</text:p>
          </table:table-cell>
          <table:table-cell table:style-name="ce6" office:value-type="string" calcext:value-type="string">
            <text:p>Огнем и меч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четвертый</text:p>
          </table:table-cell>
          <table:table-cell table:style-name="ce7" office:value-type="string" calcext:value-type="string">
            <text:p>5-85267-013-8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ятый</text:p>
          </table:table-cell>
          <table:table-cell table:style-name="ce7" office:value-type="string" calcext:value-type="string">
            <text:p>5-85267-014-6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шестой</text:p>
          </table:table-cell>
          <table:table-cell table:style-name="ce7" office:value-type="string" calcext:value-type="string">
            <text:p>5-85267-012-X</text:p>
          </table:table-cell>
          <table:table-cell table:style-name="ce6" office:value-type="string" calcext:value-type="string">
            <text:p>Пан Володыёвск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7" office:value-type="string" calcext:value-type="string">
            <text:p>978-5-699-67873-0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6" office:value-type="string" calcext:value-type="string">
            <text:p>1 и 2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Виконт де Бражелон</text:p>
          </table:table-cell>
          <table:table-cell table:style-name="ce7" office:value-type="string" calcext:value-type="string">
            <text:p>978-5-9922-2223-4</text:p>
          </table:table-cell>
          <table:table-cell table:style-name="ce6" office:value-type="string" calcext:value-type="string">
            <text:p>Виконт де Бражелон или десять лет спустя</text:p>
          </table:table-cell>
          <table:table-cell table:style-name="ce6" office:value-type="string" calcext:value-type="string">
            <text:p>3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Финикийский корабль, Огни на курганах, Спартак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Чингиз-Хан, Бат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атый, К "Последнему морю"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Четыре сезона</text:p>
          </table:table-cell>
          <table:table-cell table:style-name="ce7" office:value-type="string" calcext:value-type="string">
            <text:p>978-5-17-078280-2</text:p>
          </table:table-cell>
          <table:table-cell table:style-name="ce6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Стрелок</text:p>
          </table:table-cell>
          <table:table-cell table:style-name="ce7" office:value-type="string" calcext:value-type="string">
            <text:p>978-5-17-100625-9</text:p>
          </table:table-cell>
          <table:table-cell table:style-name="ce6" office:value-type="string" calcext:value-type="string">
            <text:p>Стрелок</text:p>
          </table:table-cell>
          <table:table-cell table:style-name="ce6" office:value-type="string" calcext:value-type="string">
            <text:p>1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7" office:value-type="string" calcext:value-type="string">
            <text:p>978-5-17-080527-3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6" office:value-type="string" calcext:value-type="string">
            <text:p>2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7" office:value-type="string" calcext:value-type="string">
            <text:p>978-5-17-083370-2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6" office:value-type="string" calcext:value-type="string">
            <text:p>3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7" office:value-type="string" calcext:value-type="string">
            <text:p>978-5-17-081496-1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6" office:value-type="string" calcext:value-type="string">
            <text:p>4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7" office:value-type="string" calcext:value-type="string">
            <text:p>978-5-17-089793-3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6" office:value-type="string" calcext:value-type="string">
            <text:p>4,5;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олки Кальи</text:p>
          </table:table-cell>
          <table:table-cell table:style-name="ce7" office:value-type="string" calcext:value-type="string">
            <text:p>978-5-17-077224-7</text:p>
          </table:table-cell>
          <table:table-cell table:style-name="ce6" office:value-type="string" calcext:value-type="string">
            <text:p>Волки Кальи</text:p>
          </table:table-cell>
          <table:table-cell table:style-name="ce6" office:value-type="string" calcext:value-type="string">
            <text:p>5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7" office:value-type="string" calcext:value-type="string">
            <text:p>978-5-17-078575-9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6" office:value-type="string" calcext:value-type="string">
            <text:p>6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Темная Башня</text:p>
          </table:table-cell>
          <table:table-cell table:style-name="ce7" office:value-type="string" calcext:value-type="string">
            <text:p>978-5-17-079485-0</text:p>
          </table:table-cell>
          <table:table-cell table:style-name="ce6" office:value-type="string" calcext:value-type="string">
            <text:p>Темная Башня</text:p>
          </table:table-cell>
          <table:table-cell table:style-name="ce6" office:value-type="string" calcext:value-type="string">
            <text:p>7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Жозе Сарамаго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7" office:value-type="string" calcext:value-type="string">
            <text:p>978-5-389-09703-2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</text:p>
          </table:table-cell>
          <table:table-cell table:style-name="ce7" office:value-type="string" calcext:value-type="string">
            <text:p>978-5-9922-1319-5</text:p>
          </table:table-cell>
          <table:table-cell table:style-name="ce6" office:value-type="string" calcext:value-type="string">
            <text:p>Сэр Найдже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Евгений Замятин</text:p>
          </table:table-cell>
          <table:table-cell table:style-name="ce6" office:value-type="string" calcext:value-type="string">
            <text:p>Мы</text:p>
          </table:table-cell>
          <table:table-cell table:style-name="ce7" office:value-type="string" calcext:value-type="string">
            <text:p>978-5-389-10448-8</text:p>
          </table:table-cell>
          <table:table-cell table:style-name="ce6" office:value-type="string" calcext:value-type="string">
            <text:p>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Джон Рональд Руэл Толкин</text:p>
          </table:table-cell>
          <table:table-cell table:style-name="ce6" office:value-type="string" calcext:value-type="string">
            <text:p>Хроники Средиземья</text:p>
          </table:table-cell>
          <table:table-cell table:style-name="ce7" office:value-type="string" calcext:value-type="string">
            <text:p>978-5-17-081180-9</text:p>
          </table:table-cell>
          <table:table-cell table:style-name="ce6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Божьи воины</text:p>
          </table:table-cell>
          <table:table-cell table:style-name="ce7" office:value-type="string" calcext:value-type="string">
            <text:p>978-5-17-086509-3</text:p>
          </table:table-cell>
          <table:table-cell table:style-name="ce6" office:value-type="string" calcext:value-type="string">
            <text:p>Башня шутов; Божьи воины; Свет вечн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Валентин Костылев</text:p>
          </table:table-cell>
          <table:table-cell table:style-name="ce6" office:value-type="string" calcext:value-type="string">
            <text:p>Иван Грозный</text:p>
          </table:table-cell>
          <table:table-cell table:style-name="ce7" office:value-type="string" calcext:value-type="string">
            <text:p>978-5-4444-2455-1</text:p>
          </table:table-cell>
          <table:table-cell table:style-name="ce6" office:value-type="string" calcext:value-type="string">
            <text:p>Москва в походе; Море; Невская тверды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Карл Смелый</text:p>
          </table:table-cell>
          <table:table-cell table:style-name="ce7" office:value-type="string" calcext:value-type="string">
            <text:p>978-5-9922-1788-9</text:p>
          </table:table-cell>
          <table:table-cell table:style-name="ce6" office:value-type="string" calcext:value-type="string">
            <text:p>Карл Смелый, или Анна Гейерштейнская, Дева Мр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двиги бригадира Жерара, Приключения бригадира Жерара</text:p>
          </table:table-cell>
          <table:table-cell table:style-name="ce7" office:value-type="string" calcext:value-type="string">
            <text:p>978-5-9922-0823-8</text:p>
          </table:table-cell>
          <table:table-cell table:style-name="ce6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Сельма Лагерлёф</text:p>
          </table:table-cell>
          <table:table-cell table:style-name="ce6" office:value-type="string" calcext:value-type="string">
            <text:p>Перстень Лёвеншёльдов</text:p>
          </table:table-cell>
          <table:table-cell table:style-name="ce7" office:value-type="string" calcext:value-type="string">
            <text:p>978-5-389-07514-6</text:p>
          </table:table-cell>
          <table:table-cell table:style-name="ce6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риключения парижанина</text:p>
          </table:table-cell>
          <table:table-cell table:style-name="ce7" office:value-type="string" calcext:value-type="string">
            <text:p>978-5-9922-1107-8</text:p>
          </table:table-cell>
          <table:table-cell table:style-name="ce6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йвенго, Квентин Дорвард</text:p>
          </table:table-cell>
          <table:table-cell table:style-name="ce7" office:value-type="string" calcext:value-type="string">
            <text:p>978-5-9922-1215-0</text:p>
          </table:table-cell>
          <table:table-cell table:style-name="ce6" office:value-type="string" calcext:value-type="string">
            <text:p>Айвенго; Квентин Дорва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Гюстав Флобер</text:p>
          </table:table-cell>
          <table:table-cell table:style-name="ce6" office:value-type="string" calcext:value-type="string">
            <text:p>Полное собрание сочинений в одном томе</text:p>
          </table:table-cell>
          <table:table-cell table:style-name="ce7" office:value-type="string" calcext:value-type="string">
            <text:p>978-5-9922-0746-0</text:p>
          </table:table-cell>
          <table:table-cell table:style-name="ce6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7" office:value-type="string" calcext:value-type="string">
            <text:p>978-5-389-06789-9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Час Быка</text:p>
          </table:table-cell>
          <table:table-cell table:style-name="ce7" office:value-type="string" calcext:value-type="string">
            <text:p>978-5-389-09136-8</text:p>
          </table:table-cell>
          <table:table-cell table:style-name="ce6" office:value-type="string" calcext:value-type="string">
            <text:p>Час Бы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7" office:value-type="string" calcext:value-type="string">
            <text:p>978-5-389-07829-1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7" office:value-type="string" calcext:value-type="string">
            <text:p>978-5-389-09599-1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Джейн Остин</text:p>
          </table:table-cell>
          <table:table-cell table:style-name="ce6" office:value-type="string" calcext:value-type="string">
            <text:p>Нортенгерское аббатство</text:p>
          </table:table-cell>
          <table:table-cell table:style-name="ce7" office:value-type="string" calcext:value-type="string">
            <text:p>978-5-389-07363-0</text:p>
          </table:table-cell>
          <table:table-cell table:style-name="ce6" office:value-type="string" calcext:value-type="string">
            <text:p>Нортенгерское аббатство; Доводы рассуд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риключения принца Флоризеля</text:p>
          </table:table-cell>
          <table:table-cell table:style-name="ce7" office:value-type="string" calcext:value-type="string">
            <text:p>978-5-389-06442-3</text:p>
          </table:table-cell>
          <table:table-cell table:style-name="ce6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Дэвид Копперфилд</text:p>
          </table:table-cell>
          <table:table-cell table:style-name="ce7" office:value-type="string" calcext:value-type="string">
            <text:p>978-5-389-07708-9</text:p>
          </table:table-cell>
          <table:table-cell table:style-name="ce6" office:value-type="string" calcext:value-type="string">
            <text:p>Жизнь Дэвида Копперфилда, рассказанная им сами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7" office:value-type="string" calcext:value-type="string">
            <text:p>978-5-389-06657-1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диот</text:p>
          </table:table-cell>
          <table:table-cell table:style-name="ce7" office:value-type="string" calcext:value-type="string">
            <text:p>978-5-389-04730-3</text:p>
          </table:table-cell>
          <table:table-cell table:style-name="ce6" office:value-type="string" calcext:value-type="string">
            <text:p>Идио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Оскар Уайльд</text:p>
          </table:table-cell>
          <table:table-cell table:style-name="ce6" office:value-type="string" calcext:value-type="string">
            <text:p>Портрет Дориана Грея</text:p>
          </table:table-cell>
          <table:table-cell table:style-name="ce7" office:value-type="string" calcext:value-type="string">
            <text:p>978-5-389-04564-4</text:p>
          </table:table-cell>
          <table:table-cell table:style-name="ce6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Эмили Бронте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7" office:value-type="string" calcext:value-type="string">
            <text:p>978-5-389-06009-8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7" office:value-type="string" calcext:value-type="string">
            <text:p>978-5-389-04935-2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7" office:value-type="string" calcext:value-type="string">
            <text:p>978-5-389-06051-7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Джонатан Свифт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7" office:value-type="string" calcext:value-type="string">
            <text:p>978-5-389-05728-9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Иван Тургенев</text:p>
          </table:table-cell>
          <table:table-cell table:style-name="ce6" office:value-type="string" calcext:value-type="string">
            <text:p>Дворянское гнездо</text:p>
          </table:table-cell>
          <table:table-cell table:style-name="ce7" office:value-type="string" calcext:value-type="string">
            <text:p>978-5-4444-3878-7</text:p>
          </table:table-cell>
          <table:table-cell table:style-name="ce6" office:value-type="string" calcext:value-type="string">
            <text:p>Дворянское гнездо; Отц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6" office:value-type="string" calcext:value-type="string">
            <text:p>Иван Бунин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7" office:value-type="string" calcext:value-type="string">
            <text:p>978-5-4444-3860-2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>
            <text:p>Джеймс Джексон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7" office:value-type="string" calcext:value-type="string">
            <text:p>978-5-17-056607-5; 978-5-271-34399-5; 978-5-226-03921-8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Александр Куприн</text:p>
          </table:table-cell>
          <table:table-cell table:style-name="ce6" office:value-type="string" calcext:value-type="string">
            <text:p>Яма</text:p>
          </table:table-cell>
          <table:table-cell table:style-name="ce7" office:value-type="string" calcext:value-type="string">
            <text:p>978-5-389-11352-7</text:p>
          </table:table-cell>
          <table:table-cell table:style-name="ce6" office:value-type="string" calcext:value-type="string">
            <text:p>Я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06010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Франсуа Рабле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7" office:value-type="string" calcext:value-type="string">
            <text:p>978-5-389-10986-5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Этель Лилиан Войнич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7" office:value-type="string" calcext:value-type="string">
            <text:p>978-5-17-097454-2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Гэм</text:p>
          </table:table-cell>
          <table:table-cell table:style-name="ce7" office:value-type="string" calcext:value-type="string">
            <text:p>978-5-17-088802-3</text:p>
          </table:table-cell>
          <table:table-cell table:style-name="ce6" office:value-type="string" calcext:value-type="string">
            <text:p>Гэ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7" office:value-type="string" calcext:value-type="string">
            <text:p>978-5-17-094114-8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Три товарища</text:p>
          </table:table-cell>
          <table:table-cell table:style-name="ce7" office:value-type="string" calcext:value-type="string">
            <text:p>978-5-17-082358-1</text:p>
          </table:table-cell>
          <table:table-cell table:style-name="ce6" office:value-type="string" calcext:value-type="string">
            <text:p>Три товарищ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7" office:value-type="string" calcext:value-type="string">
            <text:p>978-5-17-082829-6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7" office:value-type="string" calcext:value-type="string">
            <text:p>978-5-17-082014-6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Собрание сочинений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шенька; Король, дама, валет; Возвращение Чор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Холстомер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7" office:value-type="string" calcext:value-type="string">
            <text:p>5-7610-0222-1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7" office:value-type="string" calcext:value-type="string">
            <text:p>5-200-01937-0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7" office:value-type="string" calcext:value-type="string">
            <text:p>5-85834-027-x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7" office:value-type="string" calcext:value-type="string">
            <text:p>5-85834-028-8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number-columns-repeated="2" table:style-name="ce6" office:value-type="string" calcext:value-type="string">
            <text:p>Дик Френсис, Джеймс Чейз, Дэшил Хэммет, Рекс Стаут</text:p>
          </table:table-cell>
          <table:table-cell table:style-name="ce7" office:value-type="string" calcext:value-type="string">
            <text:p>5-338-00993-5</text:p>
          </table:table-cell>
          <table:table-cell table:style-name="ce6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string" calcext:value-type="string">
            <text:p>О. Генри</text:p>
          </table:table-cell>
          <table:table-cell table:style-name="ce6" office:value-type="string" calcext:value-type="string">
            <text:p>Короли и капуст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ороли и капуста, Новел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7" office:value-type="string" calcext:value-type="string">
            <text:p>5-87916-040-8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string" calcext:value-type="string">
            <text:p>Василий Ардаматский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" office:value-type="string" calcext:value-type="string">
            <text:p>Эрнест хемингуэй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Твердая рука, Карденио</text:p>
          </table:table-cell>
          <table:table-cell table:style-name="ce7" office:value-type="string" calcext:value-type="string">
            <text:p>978-5-17-072752-0</text:p>
          </table:table-cell>
          <table:table-cell table:style-name="ce6" office:value-type="string" calcext:value-type="string">
            <text:p>Твердая рука; Кардени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7" office:value-type="string" calcext:value-type="string">
            <text:p>978-5-17-072510-6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нтикварий</text:p>
          </table:table-cell>
          <table:table-cell table:style-name="ce7" office:value-type="string" calcext:value-type="string">
            <text:p>978-5-271-41902-7</text:p>
          </table:table-cell>
          <table:table-cell table:style-name="ce6" office:value-type="string" calcext:value-type="string">
            <text:p>Антиквар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7" office:value-type="string" calcext:value-type="string">
            <text:p>5-280-02327-2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7" office:value-type="string" calcext:value-type="string">
            <text:p>5-280-02329-9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скресени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" office:value-type="string" calcext:value-type="string">
            <text:p>Стефан Цвейг</text:p>
          </table:table-cell>
          <table:table-cell table:style-name="ce6" office:value-type="string" calcext:value-type="string">
            <text:p>Мария Стюарт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ия Стюар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Казак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абег; рубка леса; Утро помещика; Три смерти; Казаки; Поликуш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Две Дианы</text:p>
          </table:table-cell>
          <table:table-cell table:style-name="ce7" office:value-type="string" calcext:value-type="string">
            <text:p>5-253-00148-4</text:p>
          </table:table-cell>
          <table:table-cell table:style-name="ce6" office:value-type="string" calcext:value-type="string">
            <text:p>Две Диан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Владимир Максимов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7" office:value-type="string" calcext:value-type="string">
            <text:p>978-5-4444-3025-5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Подросток</text:p>
          </table:table-cell>
          <table:table-cell table:style-name="ce7" office:value-type="string" calcext:value-type="string">
            <text:p>5-09-000535-4</text:p>
          </table:table-cell>
          <table:table-cell table:style-name="ce6" office:value-type="string" calcext:value-type="string">
            <text:p>Подрост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7" office:value-type="string" calcext:value-type="string">
            <text:p>978-5-9922-0848-1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7" office:value-type="string" calcext:value-type="string">
            <text:p>978-5-9922-1080-4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7" office:value-type="string" calcext:value-type="string">
            <text:p>978-5-9922-1255-6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Поединок со Змеем</text:p>
          </table:table-cell>
          <table:table-cell table:style-name="ce7" office:value-type="string" calcext:value-type="string">
            <text:p>978-5-389-10224-8</text:p>
          </table:table-cell>
          <table:table-cell table:style-name="ce6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978-5-9922-1546-5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1</text:p>
          </table:table-cell>
          <table:table-cell table:style-name="ce7" office:value-type="string" calcext:value-type="string">
            <text:p>978-5-389-13724-0</text:p>
          </table:table-cell>
          <table:table-cell table:style-name="ce6" office:value-type="string" calcext:value-type="string">
            <text:p>Death Note том 1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2</text:p>
          </table:table-cell>
          <table:table-cell table:style-name="ce7" office:value-type="string" calcext:value-type="string">
            <text:p>978-5-389-13718-9</text:p>
          </table:table-cell>
          <table:table-cell table:style-name="ce6" office:value-type="string" calcext:value-type="string">
            <text:p>Death Note том 2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3</text:p>
          </table:table-cell>
          <table:table-cell table:style-name="ce7" office:value-type="string" calcext:value-type="string">
            <text:p>978-5-389-14154-4</text:p>
          </table:table-cell>
          <table:table-cell table:style-name="ce6" office:value-type="string" calcext:value-type="string">
            <text:p>Death Note том 3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4</text:p>
          </table:table-cell>
          <table:table-cell table:style-name="ce7" office:value-type="string" calcext:value-type="string">
            <text:p>978-5-389-14155-1</text:p>
          </table:table-cell>
          <table:table-cell table:style-name="ce6" office:value-type="string" calcext:value-type="string">
            <text:p>Death Note том 4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Флаг родины</text:p>
          </table:table-cell>
          <table:table-cell table:style-name="ce7" office:value-type="string" calcext:value-type="string">
            <text:p>978-5-4444-6337-6</text:p>
          </table:table-cell>
          <table:table-cell table:style-name="ce6" office:value-type="string" calcext:value-type="string">
            <text:p>Флаг родины; Цезарь Каскаб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7" office:value-type="string" calcext:value-type="string">
            <text:p>978-5-271-33865-6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7" office:value-type="string" calcext:value-type="string">
            <text:p>978-5-389-03079-4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7" office:value-type="string" calcext:value-type="string">
            <text:p>978-5-271-35278-2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7" office:value-type="string" calcext:value-type="string">
            <text:p>978-5-4444-5081-9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7" office:value-type="string" calcext:value-type="string">
            <text:p>978-5-4444-5085-7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7" office:value-type="string" calcext:value-type="string">
            <text:p>978-5-4444-4958-5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унайский лоцман</text:p>
          </table:table-cell>
          <table:table-cell table:style-name="ce7" office:value-type="string" calcext:value-type="string">
            <text:p>978-5-4444-3855-8</text:p>
          </table:table-cell>
          <table:table-cell table:style-name="ce6" office:value-type="string" calcext:value-type="string">
            <text:p>Дунайский лоцман; Маяк на краю света; Судьба Жана Мор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Север против Юга</text:p>
          </table:table-cell>
          <table:table-cell table:style-name="ce7" office:value-type="string" calcext:value-type="string">
            <text:p>978-5-4444-5089-5</text:p>
          </table:table-cell>
          <table:table-cell table:style-name="ce6" office:value-type="string" calcext:value-type="string">
            <text:p>Сюжет против Юга; Сквозь блока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389-09273-0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389-11964-2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ластелин мира</text:p>
          </table:table-cell>
          <table:table-cell table:style-name="ce7" office:value-type="string" calcext:value-type="string">
            <text:p>978-5-4444-3854-1</text:p>
          </table:table-cell>
          <table:table-cell table:style-name="ce6" office:value-type="string" calcext:value-type="string">
            <text:p>Робур-Завоеватель; Властелин м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аровой дом</text:p>
          </table:table-cell>
          <table:table-cell table:style-name="ce7" office:value-type="string" calcext:value-type="string">
            <text:p>978-5-4444-5677-4</text:p>
          </table:table-cell>
          <table:table-cell table:style-name="ce6" office:value-type="string" calcext:value-type="string">
            <text:p>Паровой д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7" office:value-type="string" calcext:value-type="string">
            <text:p>978-5-9922-1575-5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7" office:value-type="string" calcext:value-type="string">
            <text:p>978-5-91921-377-2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лыш</text:p>
          </table:table-cell>
          <table:table-cell table:style-name="ce7" office:value-type="string" calcext:value-type="string">
            <text:p>978-5-4444-6340-6</text:p>
          </table:table-cell>
          <table:table-cell table:style-name="ce6" office:value-type="string" calcext:value-type="string">
            <text:p>Малыш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7" office:value-type="string" calcext:value-type="string">
            <text:p>978-5-4444-3809-1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Лолита</text:p>
          </table:table-cell>
          <table:table-cell table:style-name="ce7" office:value-type="string" calcext:value-type="string">
            <text:p>978-5-389-07097-4</text:p>
          </table:table-cell>
          <table:table-cell table:style-name="ce6" office:value-type="string" calcext:value-type="string">
            <text:p>Лол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7" office:value-type="string" calcext:value-type="string">
            <text:p>978-5-9922-1241-9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иннету</text:p>
          </table:table-cell>
          <table:table-cell table:style-name="ce7" office:value-type="string" calcext:value-type="string">
            <text:p>978-5-9922-1379-9</text:p>
          </table:table-cell>
          <table:table-cell table:style-name="ce6" office:value-type="string" calcext:value-type="string">
            <text:p>Сын вождя; Друг индейцев; Последний выстрел</text:p>
          </table:table-cell>
          <table:table-cell table:style-name="ce6" office:value-type="string" calcext:value-type="string">
            <text:p>1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ерная рука</text:p>
          </table:table-cell>
          <table:table-cell table:style-name="ce7" office:value-type="string" calcext:value-type="string">
            <text:p>978-5-9922-1081-1</text:p>
          </table:table-cell>
          <table:table-cell table:style-name="ce6" office:value-type="string" calcext:value-type="string">
            <text:p>Верная рука</text:p>
          </table:table-cell>
          <table:table-cell table:style-name="ce6" office:value-type="string" calcext:value-type="string">
            <text:p>2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>
            <text:p>Алексей Черкасов; Полина Москвитина</text:p>
          </table:table-cell>
          <table:table-cell table:style-name="ce6" office:value-type="string" calcext:value-type="string">
            <text:p>Сказания о людях тайги</text:p>
          </table:table-cell>
          <table:table-cell table:style-name="ce7" office:value-type="string" calcext:value-type="string">
            <text:p>978-5-699-87573-3</text:p>
          </table:table-cell>
          <table:table-cell table:style-name="ce6" office:value-type="string" calcext:value-type="string">
            <text:p>Хмель; Конь рыжй; Черный топо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" office:value-type="string" calcext:value-type="string">
            <text:p>Эдгар Аллан По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7" office:value-type="string" calcext:value-type="string">
            <text:p>978-5-699-52717-5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" office:value-type="string" calcext:value-type="string">
            <text:p>Сергей Есенин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7" office:value-type="string" calcext:value-type="string">
            <text:p>978-5-9922-0443-8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7" office:value-type="string" calcext:value-type="string">
            <text:p>978-5-9922-1477-2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7" office:value-type="string" calcext:value-type="string">
            <text:p>978-5-9910-2828-8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нет</text:p>
          </table:table-cell>
          <table:table-cell table:style-name="ce7" office:value-type="string" calcext:value-type="string">
            <text:p>5-253-00287-1</text:p>
          </table:table-cell>
          <table:table-cell table:style-name="ce6" office:value-type="string" calcext:value-type="string">
            <text:p>В дебрях южной Африки; Юные охотники; Охотники за жирафам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7" office:value-type="string" calcext:value-type="string">
            <text:p>5-85762-001-5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" office:value-type="string" calcext:value-type="string">
            <text:p>Роберт Лу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string" calcext:value-type="string">
            <text:p>Чарлз Диккенс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" office:value-type="string" calcext:value-type="string">
            <text:p>Максим Горький</text:p>
          </table:table-cell>
          <table:table-cell table:style-name="ce6" office:value-type="string" calcext:value-type="string">
            <text:p>По Рус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 Рус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>
            <text:p>Чингиз Айтматов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Двойник, Повести и рассказы</text:p>
          </table:table-cell>
          <table:table-cell table:style-name="ce7" office:value-type="string" calcext:value-type="string">
            <text:p>978-5-699-76458-7</text:p>
          </table:table-cell>
          <table:table-cell table:style-name="ce6" office:value-type="string" calcext:value-type="string">
            <text:p>Повести и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7" office:value-type="string" calcext:value-type="string">
            <text:p>5-85990-026-0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" office:value-type="string" calcext:value-type="string">
            <text:p>Стендаль</text:p>
          </table:table-cell>
          <table:table-cell table:style-name="ce6" office:value-type="string" calcext:value-type="string">
            <text:p>Красное и черное, новелл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ын волка; Бог его отцов; Дети моро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очь снегов; Зов предков; Мужская верн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клык; Любовь к жизни; Потерявший лиц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ля храбрости; Рассказы рыбачьего патруля; Морской вол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5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юди бездны; Дорога; Стать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6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гра; До Адама; Железная пята; Алая чу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7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тин Иден; Кр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8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ремя-Не-Ждет; Когда боги смею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9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Рассказы южных морей; Храм гордыни; Сын солнц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0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мок Беллью; Смок и Малыш; Рожденная в ноч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ила сильных; Маленькая хозяйка большого до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7" office:value-type="string" calcext:value-type="string">
            <text:p>978-5-389-09708-7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артин Иден</text:p>
          </table:table-cell>
          <table:table-cell table:style-name="ce7" office:value-type="string" calcext:value-type="string">
            <text:p>978-5-389-09916-6</text:p>
          </table:table-cell>
          <table:table-cell table:style-name="ce6" office:value-type="string" calcext:value-type="string">
            <text:p>Мартин 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7" office:value-type="string" calcext:value-type="string">
            <text:p>978-5-17-094303-6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7" office:value-type="string" calcext:value-type="string">
            <text:p>978-5-4215-2393-2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7" office:value-type="string" calcext:value-type="string">
            <text:p>978-5-17-078658-9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6" office:value-type="string" calcext:value-type="string">
            <text:p>Энн Райс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7" office:value-type="string" calcext:value-type="string">
            <text:p>978-5-389-09038-5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6" office:value-type="string" calcext:value-type="string">
            <text:p>1, Мэйфейрские ведьмы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7" office:value-type="string" calcext:value-type="string">
            <text:p>978-5-699-70886-4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6" office:value-type="string" calcext:value-type="string">
            <text:p>Леонид Соболев</text:p>
          </table:table-cell>
          <table:table-cell table:style-name="ce6" office:value-type="string" calcext:value-type="string">
            <text:p>Зеленый луч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Зеленый лу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6" office:value-type="string" calcext:value-type="string">
            <text:p>Александр Фадеев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6" office:value-type="string" calcext:value-type="string">
            <text:p>Эрнест Сетон-Томпсон</text:p>
          </table:table-cell>
          <table:table-cell table:style-name="ce6" office:value-type="string" calcext:value-type="string">
            <text:p>Рассказы о животных</text:p>
          </table:table-cell>
          <table:table-cell table:style-name="ce7" office:value-type="string" calcext:value-type="string">
            <text:p>5-7639-0134-7</text:p>
          </table:table-cell>
          <table:table-cell table:style-name="ce6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Избранные произведения в XII томах, том IV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ечистая си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6" office:value-type="string" calcext:value-type="string">
            <text:p>Агата Кристи</text:p>
          </table:table-cell>
          <table:table-cell table:style-name="ce6" office:value-type="string" calcext:value-type="string">
            <text:p>Знаменитые расследования Эркюля Пуаро в одном томе</text:p>
          </table:table-cell>
          <table:table-cell table:style-name="ce7" office:value-type="string" calcext:value-type="string">
            <text:p>978-5-699-91466-1</text:p>
          </table:table-cell>
          <table:table-cell table:style-name="ce6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Я, Клавдий</text:p>
          </table:table-cell>
          <table:table-cell table:style-name="ce7" office:value-type="string" calcext:value-type="string">
            <text:p>978-5-389-10404-4</text:p>
          </table:table-cell>
          <table:table-cell table:style-name="ce6" office:value-type="string" calcext:value-type="string">
            <text:p>Я, Клавд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Белая богиня</text:p>
          </table:table-cell>
          <table:table-cell table:style-name="ce7" office:value-type="string" calcext:value-type="string">
            <text:p>978-5-389-06423-2</text:p>
          </table:table-cell>
          <table:table-cell table:style-name="ce6" office:value-type="string" calcext:value-type="string">
            <text:p>Белая боги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7" office:value-type="string" calcext:value-type="string">
            <text:p>978-5-389-11063-2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логия о Генрихе Наваррском</text:p>
          </table:table-cell>
          <table:table-cell table:style-name="ce7" office:value-type="string" calcext:value-type="string">
            <text:p>978-5-9922-2425-2</text:p>
          </table:table-cell>
          <table:table-cell table:style-name="ce6" office:value-type="string" calcext:value-type="string">
            <text:p>Королева Марго; Графиня де Монсоро; Сорок пя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7" office:value-type="string" calcext:value-type="string">
            <text:p>978-5-389-09461-1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7" office:value-type="string" calcext:value-type="string">
            <text:p>978-5-389-11487-6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6" office:value-type="string" calcext:value-type="string">
            <text:p>Олег Куваев</text:p>
          </table:table-cell>
          <table:table-cell table:style-name="ce6" office:value-type="string" calcext:value-type="string">
            <text:p>Территория</text:p>
          </table:table-cell>
          <table:table-cell table:style-name="ce7" office:value-type="string" calcext:value-type="string">
            <text:p>978-5-88353-676-1</text:p>
          </table:table-cell>
          <table:table-cell table:style-name="ce6" office:value-type="string" calcext:value-type="string">
            <text:p>Террито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икинги</text:p>
          </table:table-cell>
          <table:table-cell table:style-name="ce7" office:value-type="string" calcext:value-type="string">
            <text:p>978-5-389-10000-8</text:p>
          </table:table-cell>
          <table:table-cell table:style-name="ce6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первый</text:p>
          </table:table-cell>
          <table:table-cell table:style-name="ce7" office:value-type="string" calcext:value-type="string">
            <text:p>5-235-00419-1</text:p>
          </table:table-cell>
          <table:table-cell table:style-name="ce6" office:value-type="string" calcext:value-type="string">
            <text:p>Мы идем по восточному Саяну; Злой дух Ямбу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второй</text:p>
          </table:table-cell>
          <table:table-cell table:style-name="ce7" office:value-type="string" calcext:value-type="string">
            <text:p>5-235-00928-2</text:p>
          </table:table-cell>
          <table:table-cell table:style-name="ce6" office:value-type="string" calcext:value-type="string">
            <text:p>Смерть меня подожд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третий</text:p>
          </table:table-cell>
          <table:table-cell table:style-name="ce7" office:value-type="string" calcext:value-type="string">
            <text:p>5-235-00929-0</text:p>
          </table:table-cell>
          <table:table-cell table:style-name="ce6" office:value-type="string" calcext:value-type="string">
            <text:p>Тропою испытаний; Последний кос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траж</text:p>
          </table:table-cell>
          <table:table-cell table:style-name="ce7" office:value-type="string" calcext:value-type="string">
            <text:p>978-5-9922-2037-7</text:p>
          </table:table-cell>
          <table:table-cell table:style-name="ce6" office:value-type="string" calcext:value-type="string">
            <text:p>Страж; Аутодафе; Золотые костры; Проклятый гор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4444-5673-6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4444-1744-7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7" office:value-type="string" calcext:value-type="string">
            <text:p>978-5-353-00308-3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6" office:value-type="string" calcext:value-type="string">
            <text:p>1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7" office:value-type="string" calcext:value-type="string">
            <text:p>978-5-353-00309-0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6" office:value-type="string" calcext:value-type="string">
            <text:p>2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7" office:value-type="string" calcext:value-type="string">
            <text:p>978-5-353-00432-5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6" office:value-type="string" calcext:value-type="string">
            <text:p>3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7" office:value-type="string" calcext:value-type="string">
            <text:p>978-5-353-00579-7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6" office:value-type="string" calcext:value-type="string">
            <text:p>4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7" office:value-type="string" calcext:value-type="string">
            <text:p>978-5-353-01435-5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6" office:value-type="string" calcext:value-type="string">
            <text:p>5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7" office:value-type="string" calcext:value-type="string">
            <text:p>978-5-353-02187-2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6" office:value-type="string" calcext:value-type="string">
            <text:p>6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7" office:value-type="string" calcext:value-type="string">
            <text:p>978-5-353-02907-6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6" office:value-type="string" calcext:value-type="string">
            <text:p>7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7" office:value-type="string" calcext:value-type="string">
            <text:p>978-5-699-40288-5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6" office:value-type="string" calcext:value-type="string">
            <text:p>1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7" office:value-type="string" calcext:value-type="string">
            <text:p>978-5-699-40296-0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6" office:value-type="string" calcext:value-type="string">
            <text:p>2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7" office:value-type="string" calcext:value-type="string">
            <text:p>978-5-699-40317-2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6" office:value-type="string" calcext:value-type="string">
            <text:p>3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7" office:value-type="string" calcext:value-type="string">
            <text:p>978-5-699-39626-9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6" office:value-type="string" calcext:value-type="string">
            <text:p>4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7" office:value-type="string" calcext:value-type="string">
            <text:p>978-5-699-43257-8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6" office:value-type="string" calcext:value-type="string">
            <text:p>5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7" office:value-type="string" calcext:value-type="string">
            <text:p>978-5-699-42897-7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6" office:value-type="string" calcext:value-type="string">
            <text:p>6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7" office:value-type="string" calcext:value-type="string">
            <text:p>978-5-699-42109-1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6" office:value-type="string" calcext:value-type="string">
            <text:p>1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7" office:value-type="string" calcext:value-type="string">
            <text:p>978-5-699-56899-4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6" office:value-type="string" calcext:value-type="string">
            <text:p>2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7" office:value-type="string" calcext:value-type="string">
            <text:p>978-5-699-24380-8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6" office:value-type="string" calcext:value-type="string">
            <text:p>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7" office:value-type="string" calcext:value-type="string">
            <text:p>978-5-699-14630-7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6" office:value-type="string" calcext:value-type="string">
            <text:p>2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Черный орден</text:p>
          </table:table-cell>
          <table:table-cell table:style-name="ce7" office:value-type="string" calcext:value-type="string">
            <text:p>978-5-699-27395-9</text:p>
          </table:table-cell>
          <table:table-cell table:style-name="ce6" office:value-type="string" calcext:value-type="string">
            <text:p>Черный орден</text:p>
          </table:table-cell>
          <table:table-cell table:style-name="ce6" office:value-type="string" calcext:value-type="string">
            <text:p>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7" office:value-type="string" calcext:value-type="string">
            <text:p>978-5-699-48251-1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6" office:value-type="string" calcext:value-type="string">
            <text:p>6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чать Иуды</text:p>
          </table:table-cell>
          <table:table-cell table:style-name="ce7" office:value-type="string" calcext:value-type="string">
            <text:p>978-5-699-33552-7</text:p>
          </table:table-cell>
          <table:table-cell table:style-name="ce6" office:value-type="string" calcext:value-type="string">
            <text:p>Печать Иуды</text:p>
          </table:table-cell>
          <table:table-cell table:style-name="ce6" office:value-type="string" calcext:value-type="string">
            <text:p>4,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7" office:value-type="string" calcext:value-type="string">
            <text:p>978-5-699-42834-2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6" office:value-type="string" calcext:value-type="string">
            <text:p>5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Линия крови</text:p>
          </table:table-cell>
          <table:table-cell table:style-name="ce7" office:value-type="string" calcext:value-type="string">
            <text:p>978-5-699-60898-0</text:p>
          </table:table-cell>
          <table:table-cell table:style-name="ce6" office:value-type="string" calcext:value-type="string">
            <text:p>Линия крови</text:p>
          </table:table-cell>
          <table:table-cell table:style-name="ce6" office:value-type="string" calcext:value-type="string">
            <text:p>8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7" office:value-type="string" calcext:value-type="string">
            <text:p>978-5-699-56948-9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6" office:value-type="string" calcext:value-type="string">
            <text:p>7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Глаз бога</text:p>
          </table:table-cell>
          <table:table-cell table:style-name="ce7" office:value-type="string" calcext:value-type="string">
            <text:p>978-5-699-69131-9</text:p>
          </table:table-cell>
          <table:table-cell table:style-name="ce6" office:value-type="string" calcext:value-type="string">
            <text:p>Глаз бога</text:p>
          </table:table-cell>
          <table:table-cell table:style-name="ce6" office:value-type="string" calcext:value-type="string">
            <text:p>9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Ночная охота</text:p>
          </table:table-cell>
          <table:table-cell table:style-name="ce7" office:value-type="string" calcext:value-type="string">
            <text:p>978-5-699-68023-8</text:p>
          </table:table-cell>
          <table:table-cell table:style-name="ce6" office:value-type="string" calcext:value-type="string">
            <text:p>Ночная охота, Город крика, Ключ судного д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7" office:value-type="string" calcext:value-type="string">
            <text:p>978-5-699-75538-7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6" office:value-type="string" calcext:value-type="string">
            <text:p>1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лтарь Эдема</text:p>
          </table:table-cell>
          <table:table-cell table:style-name="ce7" office:value-type="string" calcext:value-type="string">
            <text:p>978-5-699-48840-7</text:p>
          </table:table-cell>
          <table:table-cell table:style-name="ce6" office:value-type="string" calcext:value-type="string">
            <text:p>Алтарь Эде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йсберг</text:p>
          </table:table-cell>
          <table:table-cell table:style-name="ce7" office:value-type="string" calcext:value-type="string">
            <text:p>978-5-699-35562-4</text:p>
          </table:table-cell>
          <table:table-cell table:style-name="ce6" office:value-type="string" calcext:value-type="string">
            <text:p>Айсбер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6" office:value-type="string" calcext:value-type="string">
            <text:p>Джеймс Роллинс, Ребекка Кантрелл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7" office:value-type="string" calcext:value-type="string">
            <text:p>978-5-699-63415-6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6" office:value-type="string" calcext:value-type="string">
            <text:p>1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ирамида</text:p>
          </table:table-cell>
          <table:table-cell table:style-name="ce7" office:value-type="string" calcext:value-type="string">
            <text:p>978-5-699-17662-5</text:p>
          </table:table-cell>
          <table:table-cell table:style-name="ce6" office:value-type="string" calcext:value-type="string">
            <text:p>Пирам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7" office:value-type="string" calcext:value-type="string">
            <text:p>978-5-699-75976-7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7" office:value-type="string" calcext:value-type="string">
            <text:p>978-5-17-064218-2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6" office:value-type="string" calcext:value-type="string">
            <text:p>3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Инферно</text:p>
          </table:table-cell>
          <table:table-cell table:style-name="ce7" office:value-type="string" calcext:value-type="string">
            <text:p>978-5-17-079349-5</text:p>
          </table:table-cell>
          <table:table-cell table:style-name="ce6" office:value-type="string" calcext:value-type="string">
            <text:p>Инферно</text:p>
          </table:table-cell>
          <table:table-cell table:style-name="ce6" office:value-type="string" calcext:value-type="string">
            <text:p>4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Изгнанники</text:p>
          </table:table-cell>
          <table:table-cell table:style-name="ce7" office:value-type="string" calcext:value-type="string">
            <text:p>978-5-4444-3278-5</text:p>
          </table:table-cell>
          <table:table-cell table:style-name="ce6" office:value-type="string" calcext:value-type="string">
            <text:p>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7" office:value-type="string" calcext:value-type="string">
            <text:p>978-5-17-062717-2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7" office:value-type="string" calcext:value-type="string">
            <text:p>978-5-17-059001-8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6" office:value-type="string" calcext:value-type="string">
            <text:p>1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Код да Винчи</text:p>
          </table:table-cell>
          <table:table-cell table:style-name="ce7" office:value-type="string" calcext:value-type="string">
            <text:p>978-5-17-062730-1</text:p>
          </table:table-cell>
          <table:table-cell table:style-name="ce6" office:value-type="string" calcext:value-type="string">
            <text:p>Код да Винчи</text:p>
          </table:table-cell>
          <table:table-cell table:style-name="ce6" office:value-type="string" calcext:value-type="string">
            <text:p>2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6" office:value-type="string" calcext:value-type="string">
            <text:p>Владимир Арсеньев</text:p>
          </table:table-cell>
          <table:table-cell table:style-name="ce6" office:value-type="string" calcext:value-type="string">
            <text:p>В дебрях Уссурийского края</text:p>
          </table:table-cell>
          <table:table-cell table:style-name="ce7" office:value-type="string" calcext:value-type="string">
            <text:p>5-08-000898-9</text:p>
          </table:table-cell>
          <table:table-cell table:style-name="ce6" office:value-type="string" calcext:value-type="string">
            <text:p>По Уссурийскогму краю; Дерсу Уза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</text:p>
          </table:table-cell>
          <table:table-cell table:style-name="ce7" office:value-type="string" calcext:value-type="string">
            <text:p>978-5-353-04133-7</text:p>
          </table:table-cell>
          <table:table-cell table:style-name="ce6" office:value-type="string" calcext:value-type="string">
            <text:p>Эрагон</text:p>
          </table:table-cell>
          <table:table-cell table:style-name="ce6" office:value-type="string" calcext:value-type="string">
            <text:p>1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7" office:value-type="string" calcext:value-type="string">
            <text:p>978-5-353-04134-4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6" office:value-type="string" calcext:value-type="string">
            <text:p>2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7" office:value-type="string" calcext:value-type="string">
            <text:p>978-5-353-04135-1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6" office:value-type="string" calcext:value-type="string">
            <text:p>3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7" office:value-type="string" calcext:value-type="string">
            <text:p>978-5-353-05571-6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6" office:value-type="string" calcext:value-type="string">
            <text:p>4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7" office:value-type="string" calcext:value-type="string">
            <text:p>978-5-17-071414-8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6" office:value-type="string" calcext:value-type="string">
            <text:p>Клайв С. Льюис</text:p>
          </table:table-cell>
          <table:table-cell table:style-name="ce6" office:value-type="string" calcext:value-type="string">
            <text:p>Хроники Нарнии</text:p>
          </table:table-cell>
          <table:table-cell table:style-name="ce7" office:value-type="string" calcext:value-type="string">
            <text:p>978-5-699-44894-4</text:p>
          </table:table-cell>
          <table:table-cell table:style-name="ce6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1</text:p>
          </table:table-cell>
          <table:table-cell table:style-name="ce7" office:value-type="string" calcext:value-type="string">
            <text:p>978-5-17-063289-3</text:p>
          </table:table-cell>
          <table:table-cell table:style-name="ce6" office:value-type="string" calcext:value-type="string">
            <text:p>Книга первая, книга втор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2</text:p>
          </table:table-cell>
          <table:table-cell table:style-name="ce7" office:value-type="string" calcext:value-type="string">
            <text:p>978-5-17-063287-9</text:p>
          </table:table-cell>
          <table:table-cell table:style-name="ce6" office:value-type="string" calcext:value-type="string">
            <text:p>Книга третья, книга четверт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7" office:value-type="string" calcext:value-type="string">
            <text:p>978-5-389-03211-8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6" office:value-type="string" calcext:value-type="string">
            <text:p>1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7" office:value-type="string" calcext:value-type="string">
            <text:p>978-5-389-02060-3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6" office:value-type="string" calcext:value-type="string">
            <text:p>2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7" office:value-type="string" calcext:value-type="string">
            <text:p>978-5-389-02912-5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6" office:value-type="string" calcext:value-type="string">
            <text:p>3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7" office:value-type="string" calcext:value-type="string">
            <text:p>978-5-353-02949-6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6" office:value-type="string" calcext:value-type="string">
            <text:p>1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Чудесный нож</text:p>
          </table:table-cell>
          <table:table-cell table:style-name="ce7" office:value-type="string" calcext:value-type="string">
            <text:p>978-5-353-02942-7</text:p>
          </table:table-cell>
          <table:table-cell table:style-name="ce6" office:value-type="string" calcext:value-type="string">
            <text:p>Чудесный нож</text:p>
          </table:table-cell>
          <table:table-cell table:style-name="ce6" office:value-type="string" calcext:value-type="string">
            <text:p>2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7" office:value-type="string" calcext:value-type="string">
            <text:p>978-5-353-02944-1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6" office:value-type="string" calcext:value-type="string">
            <text:p>3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6" office:value-type="string" calcext:value-type="string">
            <text:p>Болеслав Прус</text:p>
          </table:table-cell>
          <table:table-cell table:style-name="ce6" office:value-type="string" calcext:value-type="string">
            <text:p>Фараон</text:p>
          </table:table-cell>
          <table:table-cell table:style-name="ce7" office:value-type="string" calcext:value-type="string">
            <text:p>978-5-226-02885-4</text:p>
          </table:table-cell>
          <table:table-cell table:style-name="ce6" office:value-type="string" calcext:value-type="string">
            <text:p>Фара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Венец демона</text:p>
          </table:table-cell>
          <table:table-cell table:style-name="ce7" office:value-type="string" calcext:value-type="string">
            <text:p>978-5-04-092780-7</text:p>
          </table:table-cell>
          <table:table-cell table:style-name="ce6" office:value-type="string" calcext:value-type="string">
            <text:p>Венец демона</text:p>
          </table:table-cell>
          <table:table-cell table:style-name="ce6" office:value-type="string" calcext:value-type="string">
            <text:p>14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7" office:value-type="string" calcext:value-type="string">
            <text:p>978-5-9922-1689-9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6" office:value-type="string" calcext:value-type="string">
            <text:p>Джеймс Роллинс; Грант Блэквуд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7" office:value-type="string" calcext:value-type="string">
            <text:p>978-5-699-91560-6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6" office:value-type="string" calcext:value-type="string">
            <text:p>2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7" office:value-type="string" calcext:value-type="string">
            <text:p>978-5-17-064337-0; 978-5-271-26848-9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6" office:value-type="string" calcext:value-type="string">
            <text:p>Николай Островский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7" office:value-type="string" calcext:value-type="string">
            <text:p>978-5-17-071586-2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7" office:value-type="string" calcext:value-type="string">
            <text:p>978-5-9922-1178-8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7" office:value-type="string" calcext:value-type="string">
            <text:p>978-5-9922-0940-2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7" office:value-type="string" calcext:value-type="string">
            <text:p>978-5-699-34631-8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6" office:value-type="string" calcext:value-type="string">
            <text:p>3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7" office:value-type="string" calcext:value-type="string">
            <text:p>978-5-9922-0462-9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Агасфер</text:p>
          </table:table-cell>
          <table:table-cell table:style-name="ce7" office:value-type="string" calcext:value-type="string">
            <text:p>978-5-9922-0624-1</text:p>
          </table:table-cell>
          <table:table-cell table:style-name="ce6" office:value-type="string" calcext:value-type="string">
            <text:p>Агасф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6" office:value-type="string" calcext:value-type="string">
            <text:p>Рафаэлло Джованьоли</text:p>
          </table:table-cell>
          <table:table-cell table:style-name="ce6" office:value-type="string" calcext:value-type="string">
            <text:p>Спартак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парт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Приют грез</text:p>
          </table:table-cell>
          <table:table-cell table:style-name="ce7" office:value-type="string" calcext:value-type="string">
            <text:p>978-5-17-095588-6</text:p>
          </table:table-cell>
          <table:table-cell table:style-name="ce6" office:value-type="string" calcext:value-type="string">
            <text:p>Приют гре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7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6" office:value-type="string" calcext:value-type="string">
            <text:p>1 и 2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6" office:value-type="string" calcext:value-type="string">
            <text:p>Владимир Обручев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7" office:value-type="string" calcext:value-type="string">
            <text:p>978-5-699-72776-6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А зори здесь тихие...</text:p>
          </table:table-cell>
          <table:table-cell table:style-name="ce7" office:value-type="string" calcext:value-type="string">
            <text:p>978-5-8475-0985-5</text:p>
          </table:table-cell>
          <table:table-cell table:style-name="ce6" office:value-type="string" calcext:value-type="string">
            <text:p>А зори здесь тихие...; Завтра была война; В списках не значил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6" office:value-type="string" calcext:value-type="string">
            <text:p>Гильермо дель Торо; Чак Хоган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7" office:value-type="string" calcext:value-type="string">
            <text:p>978-5-389-09723-0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6" office:value-type="string" calcext:value-type="string">
            <text:p>1, Штам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6" office:value-type="string" calcext:value-type="string">
            <text:p>Габриэль Ферри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7" office:value-type="string" calcext:value-type="string">
            <text:p>5-7610-0380-5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6" office:value-type="string" calcext:value-type="string">
            <text:p>Мария Семенова; Дмитрий Тедеев</text:p>
          </table:table-cell>
          <table:table-cell table:style-name="ce6" office:value-type="string" calcext:value-type="string">
            <text:p>Бусый волк</text:p>
          </table:table-cell>
          <table:table-cell table:style-name="ce7" office:value-type="string" calcext:value-type="string">
            <text:p>978-5-389-10829-5</text:p>
          </table:table-cell>
          <table:table-cell table:style-name="ce6" office:value-type="string" calcext:value-type="string">
            <text:p>Кузница ветров; Берестя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7" office:value-type="string" calcext:value-type="string">
            <text:p>978-5-389-11648-1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7" office:value-type="string" calcext:value-type="string">
            <text:p>978-5-389-07811-6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Тайпи, Ому</text:p>
          </table:table-cell>
          <table:table-cell table:style-name="ce7" office:value-type="string" calcext:value-type="string">
            <text:p>978-5-9910-3170-7</text:p>
          </table:table-cell>
          <table:table-cell table:style-name="ce6" office:value-type="string" calcext:value-type="string">
            <text:p>Тайпи; Ом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7" office:value-type="string" calcext:value-type="string">
            <text:p>978-5-389-07369-2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6" office:value-type="string" calcext:value-type="string">
            <text:p>1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7" office:value-type="string" calcext:value-type="string">
            <text:p>978-5-389-07354-8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6" office:value-type="string" calcext:value-type="string">
            <text:p>2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</text:p>
          </table:table-cell>
          <table:table-cell table:style-name="ce7" office:value-type="string" calcext:value-type="string">
            <text:p>978-5-389-07359-3</text:p>
          </table:table-cell>
          <table:table-cell table:style-name="ce6" office:value-type="string" calcext:value-type="string">
            <text:p>Волкодав</text:p>
          </table:table-cell>
          <table:table-cell table:style-name="ce6" office:value-type="string" calcext:value-type="string">
            <text:p>3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7" office:value-type="string" calcext:value-type="string">
            <text:p>978-5-389-07527-6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6" office:value-type="string" calcext:value-type="string">
            <text:p>4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7" office:value-type="string" calcext:value-type="string">
            <text:p>978-5-389-08136-9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6" office:value-type="string" calcext:value-type="string">
            <text:p>5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7" office:value-type="string" calcext:value-type="string">
            <text:p>978-5-389-08767-5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6" office:value-type="string" calcext:value-type="string">
            <text:p>6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7" office:value-type="string" calcext:value-type="string">
            <text:p>978-5-389-09720-9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Меч мертвых</text:p>
          </table:table-cell>
          <table:table-cell table:style-name="ce7" office:value-type="string" calcext:value-type="string">
            <text:p>978-5-389-07961-8</text:p>
          </table:table-cell>
          <table:table-cell table:style-name="ce6" office:value-type="string" calcext:value-type="string">
            <text:p>Меч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Тесей. Царь должен умереть, Бык из моря</text:p>
          </table:table-cell>
          <table:table-cell table:style-name="ce7" office:value-type="string" calcext:value-type="string">
            <text:p>978-5-389-09154-2</text:p>
          </table:table-cell>
          <table:table-cell table:style-name="ce6" office:value-type="string" calcext:value-type="string">
            <text:p>Царь должен умереть; Бык из мор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7" office:value-type="string" calcext:value-type="string">
            <text:p>978-5-699-82004-7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6" office:value-type="string" calcext:value-type="string">
            <text:p>2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" office:value-type="string" calcext:value-type="string">
            <text:p>Оптимисстер; Поткин; Сыромятникова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7" office:value-type="string" calcext:value-type="string">
            <text:p>978-5-6040823-7-9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6" office:value-type="string" calcext:value-type="string">
            <text:p>1, Петл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6" office:value-type="string" calcext:value-type="string">
            <text:p>Джордж Р.Р. Мартин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7" office:value-type="string" calcext:value-type="string">
            <text:p>978-5-17-075250-8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6" office:value-type="string" calcext:value-type="string">
            <text:p>1, Песнь льда и ог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6" office:value-type="string" calcext:value-type="string">
            <text:p>Гилберт Кит Честертон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7" office:value-type="string" calcext:value-type="string">
            <text:p>978-5-389-07437-8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7" office:value-type="string" calcext:value-type="string">
            <text:p>978-5-699-85726-5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1-4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1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2-2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2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7" office:value-type="string" calcext:value-type="string">
            <text:p>978-5-699-96041-5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6" office:value-type="string" calcext:value-type="string">
            <text:p>1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6" office:value-type="string" calcext:value-type="string">
            <text:p>Джон Бойн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7" office:value-type="string" calcext:value-type="string">
            <text:p>978-5-86471-742-4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6" office:value-type="string" calcext:value-type="string">
            <text:p>Терри Брукс</text:p>
          </table:table-cell>
          <table:table-cell table:style-name="ce6" office:value-type="string" calcext:value-type="string">
            <text:p>Меч Шаннары</text:p>
          </table:table-cell>
          <table:table-cell table:style-name="ce7" office:value-type="string" calcext:value-type="string">
            <text:p>978-5-699-85700-5</text:p>
          </table:table-cell>
          <table:table-cell table:style-name="ce6" office:value-type="string" calcext:value-type="string">
            <text:p>Меч Шаннары</text:p>
          </table:table-cell>
          <table:table-cell table:style-name="ce6" office:value-type="string" calcext:value-type="string">
            <text:p>1, Шаннар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7" office:value-type="string" calcext:value-type="string">
            <text:p>978-5-699-83558-4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6" office:value-type="string" calcext:value-type="string">
            <text:p>3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7" office:value-type="string" calcext:value-type="string">
            <text:p>978-5-699-70318-0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6" office:value-type="string" calcext:value-type="string">
            <text:p>2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7" office:value-type="string" calcext:value-type="string">
            <text:p>978-5-699-70577-1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6" office:value-type="string" calcext:value-type="string">
            <text:p>3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7" office:value-type="string" calcext:value-type="string">
            <text:p>978-5-699-52832-5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6" office:value-type="string" calcext:value-type="string">
            <text:p>1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6" office:value-type="string" calcext:value-type="string">
            <text:p>Даниэль Дэфо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7" office:value-type="string" calcext:value-type="string">
            <text:p>978-5-08-005307-8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7" office:value-type="string" calcext:value-type="string">
            <text:p>978-5-699-71606-7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6" office:value-type="string" calcext:value-type="string">
            <text:p>4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Приключения капитана Блада</text:p>
          </table:table-cell>
          <table:table-cell table:style-name="ce7" office:value-type="string" calcext:value-type="string">
            <text:p>978-5-389-08829-0</text:p>
          </table:table-cell>
          <table:table-cell table:style-name="ce6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мазония</text:p>
          </table:table-cell>
          <table:table-cell table:style-name="ce7" office:value-type="string" calcext:value-type="string">
            <text:p>978-5-699-20462-5</text:p>
          </table:table-cell>
          <table:table-cell table:style-name="ce6" office:value-type="string" calcext:value-type="string">
            <text:p>Амаз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7" office:value-type="string" calcext:value-type="string">
            <text:p>978-5-17-091533-0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7" office:value-type="string" calcext:value-type="string">
            <text:p>978-5-389-09310-2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7" office:value-type="string" calcext:value-type="string">
            <text:p>978-5-699-83286-6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6" office:value-type="string" calcext:value-type="string">
            <text:p>3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</text:p>
          </table:table-cell>
          <table:table-cell table:style-name="ce7" office:value-type="string" calcext:value-type="string">
            <text:p>5-85560-206-0</text:p>
          </table:table-cell>
          <table:table-cell table:style-name="ce6" office:value-type="string" calcext:value-type="string">
            <text:p>Анжелика, маркиза ангелов</text:p>
          </table:table-cell>
          <table:table-cell table:style-name="ce6" office:value-type="string" calcext:value-type="string">
            <text:p>1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 в Новом Свете</text:p>
          </table:table-cell>
          <table:table-cell table:style-name="ce7" office:value-type="string" calcext:value-type="string">
            <text:p>5-7078-0087-5</text:p>
          </table:table-cell>
          <table:table-cell table:style-name="ce6" office:value-type="string" calcext:value-type="string">
            <text:p>Анжелика в Новом Свете</text:p>
          </table:table-cell>
          <table:table-cell table:style-name="ce6" office:value-type="string" calcext:value-type="string">
            <text:p>7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Неукротимая Анжелика</text:p>
          </table:table-cell>
          <table:table-cell table:style-name="ce7" office:value-type="string" calcext:value-type="string">
            <text:p>978-5-389-07455-5</text:p>
          </table:table-cell>
          <table:table-cell table:style-name="ce6" office:value-type="string" calcext:value-type="string">
            <text:p>Неукротимая Анжелика</text:p>
          </table:table-cell>
          <table:table-cell table:style-name="ce6" office:value-type="string" calcext:value-type="string">
            <text:p>4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. Путь в Версаль, Анжелика и король</text:p>
          </table:table-cell>
          <table:table-cell table:style-name="ce7" office:value-type="string" calcext:value-type="string">
            <text:p>5-7078-0132-4</text:p>
          </table:table-cell>
          <table:table-cell table:style-name="ce6" office:value-type="string" calcext:value-type="string">
            <text:p>Путь в Версаль; Анжелика и король</text:p>
          </table:table-cell>
          <table:table-cell table:style-name="ce6" office:value-type="string" calcext:value-type="string">
            <text:p>2 и 3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Анжелика и дьяволица</text:p>
          </table:table-cell>
          <table:table-cell table:style-name="ce7" office:value-type="string" calcext:value-type="string">
            <text:p>978-5-389-07460-6</text:p>
          </table:table-cell>
          <table:table-cell table:style-name="ce6" office:value-type="string" calcext:value-type="string">
            <text:p>Анжелика и дьяволица</text:p>
          </table:table-cell>
          <table:table-cell table:style-name="ce6" office:value-type="string" calcext:value-type="string">
            <text:p>9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Мятежная Анжелика</text:p>
          </table:table-cell>
          <table:table-cell table:style-name="ce7" office:value-type="string" calcext:value-type="string">
            <text:p>978-5-389-07457-6</text:p>
          </table:table-cell>
          <table:table-cell table:style-name="ce6" office:value-type="string" calcext:value-type="string">
            <text:p>Мятежная Анжелика</text:p>
          </table:table-cell>
          <table:table-cell table:style-name="ce6" office:value-type="string" calcext:value-type="string">
            <text:p>5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Анжелика и ее любовь</text:p>
          </table:table-cell>
          <table:table-cell table:style-name="ce7" office:value-type="string" calcext:value-type="string">
            <text:p>978-5-389-07107-0</text:p>
          </table:table-cell>
          <table:table-cell table:style-name="ce6" office:value-type="string" calcext:value-type="string">
            <text:p>Анжелика и ее любовь</text:p>
          </table:table-cell>
          <table:table-cell table:style-name="ce6" office:value-type="string" calcext:value-type="string">
            <text:p>6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" office:value-type="string" calcext:value-type="string">
            <text:p>Джеймс Дэшнер</text:p>
          </table:table-cell>
          <table:table-cell table:style-name="ce6" office:value-type="string" calcext:value-type="string">
            <text:p>Бегущий в лабиринте</text:p>
          </table:table-cell>
          <table:table-cell table:style-name="ce7" office:value-type="string" calcext:value-type="string">
            <text:p>978-5-17-087563-4</text:p>
          </table:table-cell>
          <table:table-cell table:style-name="ce6" office:value-type="string" calcext:value-type="string">
            <text:p>Бегущий в лабиринте; Испытание огнем; Лекарство от смер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Невинные</text:p>
          </table:table-cell>
          <table:table-cell table:style-name="ce7" office:value-type="string" calcext:value-type="string">
            <text:p>978-5-699-70089-9</text:p>
          </table:table-cell>
          <table:table-cell table:style-name="ce6" office:value-type="string" calcext:value-type="string">
            <text:p>Невинные</text:p>
          </table:table-cell>
          <table:table-cell table:style-name="ce6" office:value-type="string" calcext:value-type="string">
            <text:p>2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7" office:value-type="string" calcext:value-type="string">
            <text:p>978-5-17-090904-9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щера</text:p>
          </table:table-cell>
          <table:table-cell table:style-name="ce7" office:value-type="string" calcext:value-type="string">
            <text:p>978-5-699-28467-2</text:p>
          </table:table-cell>
          <table:table-cell table:style-name="ce6" office:value-type="string" calcext:value-type="string">
            <text:p>Пещ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Бездна</text:p>
          </table:table-cell>
          <table:table-cell table:style-name="ce7" office:value-type="string" calcext:value-type="string">
            <text:p>978-5-699-31060-9</text:p>
          </table:table-cell>
          <table:table-cell table:style-name="ce6" office:value-type="string" calcext:value-type="string">
            <text:p>Безд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Отверженные</text:p>
          </table:table-cell>
          <table:table-cell table:style-name="ce7" office:value-type="string" calcext:value-type="string">
            <text:p>978-5-699-50957-7</text:p>
          </table:table-cell>
          <table:table-cell table:style-name="ce6" office:value-type="string" calcext:value-type="string">
            <text:p>Отверж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7" office:value-type="string" calcext:value-type="string">
            <text:p>978-5-699-86715-8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6" office:value-type="string" calcext:value-type="string">
            <text:p>1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Огонь ведьмы</text:p>
          </table:table-cell>
          <table:table-cell table:style-name="ce7" office:value-type="string" calcext:value-type="string">
            <text:p>978-5-699-40610-4</text:p>
          </table:table-cell>
          <table:table-cell table:style-name="ce6" office:value-type="string" calcext:value-type="string">
            <text:p>Огонь ведьмы</text:p>
          </table:table-cell>
          <table:table-cell table:style-name="ce6" office:value-type="string" calcext:value-type="string">
            <text:p>1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Буря ведьмы</text:p>
          </table:table-cell>
          <table:table-cell table:style-name="ce7" office:value-type="string" calcext:value-type="string">
            <text:p>978-5-699-87512-2</text:p>
          </table:table-cell>
          <table:table-cell table:style-name="ce6" office:value-type="string" calcext:value-type="string">
            <text:p>Буря ведьмы</text:p>
          </table:table-cell>
          <table:table-cell table:style-name="ce6" office:value-type="string" calcext:value-type="string">
            <text:p>2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ойна ведьмы</text:p>
          </table:table-cell>
          <table:table-cell table:style-name="ce7" office:value-type="string" calcext:value-type="string">
            <text:p>978-5-699-90239-2</text:p>
          </table:table-cell>
          <table:table-cell table:style-name="ce6" office:value-type="string" calcext:value-type="string">
            <text:p>Война ведьмы</text:p>
          </table:table-cell>
          <table:table-cell table:style-name="ce6" office:value-type="string" calcext:value-type="string">
            <text:p>3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рата ведьмы</text:p>
          </table:table-cell>
          <table:table-cell table:style-name="ce7" office:value-type="string" calcext:value-type="string">
            <text:p>978-5-699-93410-2</text:p>
          </table:table-cell>
          <table:table-cell table:style-name="ce6" office:value-type="string" calcext:value-type="string">
            <text:p>Врата ведьмы</text:p>
          </table:table-cell>
          <table:table-cell table:style-name="ce6" office:value-type="string" calcext:value-type="string">
            <text:p>4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7" office:value-type="string" calcext:value-type="string">
            <text:p>978-5-699-58591-5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6" office:value-type="string" calcext:value-type="string">
            <text:p>5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6" office:value-type="string" calcext:value-type="string">
            <text:p>Грегори Дэвид Робертс</text:p>
          </table:table-cell>
          <table:table-cell table:style-name="ce6" office:value-type="string" calcext:value-type="string">
            <text:p>Шантарам</text:p>
          </table:table-cell>
          <table:table-cell table:style-name="ce7" office:value-type="string" calcext:value-type="string">
            <text:p>978-5-389-01095-6</text:p>
          </table:table-cell>
          <table:table-cell table:style-name="ce6" office:value-type="string" calcext:value-type="string">
            <text:p>Шантарам</text:p>
          </table:table-cell>
          <table:table-cell table:style-name="ce6" office:value-type="string" calcext:value-type="string">
            <text:p>1, Шантарам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7" office:value-type="string" calcext:value-type="string">
            <text:p>978-1-1018-8593-2; 978-0-3995-9328-4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6" office:value-type="string" calcext:value-type="string">
            <text:p>Book one of The Winter Trilogy</text:p>
          </table:table-cell>
          <table:table-cell table:style-name="ce7"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Girl in the Tower</text:p>
          </table:table-cell>
          <table:table-cell table:style-name="ce7" office:value-type="string" calcext:value-type="string">
            <text:p>978-1-101-88596-3; 978-1-524-79710-2</text:p>
          </table:table-cell>
          <table:table-cell table:style-name="ce6" office:value-type="string" calcext:value-type="string">
            <text:p>The Girl in the Tower</text:p>
          </table:table-cell>
          <table:table-cell table:style-name="ce6" office:value-type="string" calcext:value-type="string">
            <text:p>Book two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Winter of the Witch</text:p>
          </table:table-cell>
          <table:table-cell table:style-name="ce7" office:value-type="string" calcext:value-type="string">
            <text:p>9781101885994</text:p>
          </table:table-cell>
          <table:table-cell table:style-name="ce6" office:value-type="string" calcext:value-type="string">
            <text:p>The Winter of the Witch</text:p>
          </table:table-cell>
          <table:table-cell table:style-name="ce6" office:value-type="string" calcext:value-type="string">
            <text:p>Book three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6" office:value-type="string" calcext:value-type="string">
            <text:p>Шарлотта Бронте, Эмили Бронте, Энн Бронте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7" office:value-type="string" calcext:value-type="string">
            <text:p>978-5-389-15495-7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Имя розы</text:p>
          </table:table-cell>
          <table:table-cell table:style-name="ce7" office:value-type="string" calcext:value-type="string">
            <text:p>978-5-17-082694-0</text:p>
          </table:table-cell>
          <table:table-cell table:style-name="ce6" office:value-type="string" calcext:value-type="string">
            <text:p>Имя ро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7" office:value-type="string" calcext:value-type="string">
            <text:p>978-5-17-097119-0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6" office:value-type="string" calcext:value-type="string">
            <text:p>Патрик Несс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7" office:value-type="string" calcext:value-type="string">
            <text:p>978-5-04-101297-7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6" office:value-type="string" calcext:value-type="string">
            <text:p>Джонатан Сафран Фоер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7" office:value-type="string" calcext:value-type="string">
            <text:p>978-5-04-097055-1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6" office:value-type="string" calcext:value-type="string">
            <text:p>Алексей Сальников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7" office:value-type="string" calcext:value-type="string">
            <text:p>978-5-17-113399-3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6" office:value-type="string" calcext:value-type="string">
            <text:p>Марина Дяченко; Сергей Дяченко</text:p>
          </table:table-cell>
          <table:table-cell table:style-name="ce6" office:value-type="string" calcext:value-type="string">
            <text:p>Ритуал</text:p>
          </table:table-cell>
          <table:table-cell table:style-name="ce7" office:value-type="string" calcext:value-type="string">
            <text:p>978-5-699-85469-1</text:p>
          </table:table-cell>
          <table:table-cell table:style-name="ce6" office:value-type="string" calcext:value-type="string">
            <text:p>Риту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6" office:value-type="string" calcext:value-type="string">
            <text:p>Дэвид Митчелл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7" office:value-type="string" calcext:value-type="string">
            <text:p>978-5-699-89743-8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7" office:value-type="string" calcext:value-type="string">
            <text:p>978-5-17-101910-5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6" office:value-type="string" calcext:value-type="string">
            <text:p>Александр Молчанов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7" office:value-type="string" calcext:value-type="string">
            <text:p>978-5-699-83357-3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6" office:value-type="string" calcext:value-type="string">
            <text:p>Рэй Брэдбери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7" office:value-type="string" calcext:value-type="string">
            <text:p>978-5-699-76042-8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Сплав закона</text:p>
          </table:table-cell>
          <table:table-cell table:style-name="ce7" office:value-type="string" calcext:value-type="string">
            <text:p>978-5-389-11366-4</text:p>
          </table:table-cell>
          <table:table-cell table:style-name="ce6" office:value-type="string" calcext:value-type="string">
            <text:p>Сплав закона</text:p>
          </table:table-cell>
          <table:table-cell table:style-name="ce6" office:value-type="string" calcext:value-type="string">
            <text:p>1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Тени истины</text:p>
          </table:table-cell>
          <table:table-cell table:style-name="ce7" office:value-type="string" calcext:value-type="string">
            <text:p>978-5-389-12995-5</text:p>
          </table:table-cell>
          <table:table-cell table:style-name="ce6" office:value-type="string" calcext:value-type="string">
            <text:p>Тени истины</text:p>
          </table:table-cell>
          <table:table-cell table:style-name="ce6" office:value-type="string" calcext:value-type="string">
            <text:p>2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7" office:value-type="string" calcext:value-type="string">
            <text:p>978-5-389-13636-6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6" office:value-type="string" calcext:value-type="string">
            <text:p>3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6" office:value-type="string" calcext:value-type="string">
            <text:p>Джон Труби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7" office:value-type="string" calcext:value-type="string">
            <text:p>978-5-91671-887-4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На иных ветрах</text:p>
          </table:table-cell>
          <table:table-cell table:style-name="ce7" office:value-type="string" calcext:value-type="string">
            <text:p>978-5-389-09949-4</text:p>
          </table:table-cell>
          <table:table-cell table:style-name="ce6" office:value-type="string" calcext:value-type="string">
            <text:p>Техану, Сказания Земноморья, На иных ветрах</text:p>
          </table:table-cell>
          <table:table-cell table:style-name="ce6" office:value-type="string" calcext:value-type="string">
            <text:p>2, Цикл Земноморь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6" office:value-type="string" calcext:value-type="string">
            <text:p>Арчибальд Кронин</text:p>
          </table:table-cell>
          <table:table-cell table:style-name="ce6" office:value-type="string" calcext:value-type="string">
            <text:p>Три любви</text:p>
          </table:table-cell>
          <table:table-cell table:style-name="ce7" office:value-type="string" calcext:value-type="string">
            <text:p>978-5-389-13952-7</text:p>
          </table:table-cell>
          <table:table-cell table:style-name="ce6" office:value-type="string" calcext:value-type="string">
            <text:p>Три 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6" office:value-type="string" calcext:value-type="string">
            <text:p>Мариша Пессл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7" office:value-type="string" calcext:value-type="string">
            <text:p>978-5-389-10176-0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6" office:value-type="string" calcext:value-type="string">
            <text:p>Кормак Маккарти</text:p>
          </table:table-cell>
          <table:table-cell table:style-name="ce6" office:value-type="string" calcext:value-type="string">
            <text:p>Дорога</text:p>
          </table:table-cell>
          <table:table-cell table:style-name="ce7" office:value-type="string" calcext:value-type="string">
            <text:p>978-5-389-14385-2</text:p>
          </table:table-cell>
          <table:table-cell table:style-name="ce6" office:value-type="string" calcext:value-type="string">
            <text:p>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7" office:value-type="string" calcext:value-type="string">
            <text:p>978-5-17-090436-5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6" office:value-type="string" calcext:value-type="string">
            <text:p>Дарья Бобылева</text:p>
          </table:table-cell>
          <table:table-cell table:style-name="ce6" office:value-type="string" calcext:value-type="string">
            <text:p>Вьюрки</text:p>
          </table:table-cell>
          <table:table-cell table:style-name="ce7" office:value-type="string" calcext:value-type="string">
            <text:p>978-5-17-111714-6</text:p>
          </table:table-cell>
          <table:table-cell table:style-name="ce6" office:value-type="string" calcext:value-type="string">
            <text:p>Вьюр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олшебник Земноморья</text:p>
          </table:table-cell>
          <table:table-cell table:style-name="ce7" office:value-type="string" calcext:value-type="string">
            <text:p>978-5-389-09948-7</text:p>
          </table:table-cell>
          <table:table-cell table:style-name="ce6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6" office:value-type="string" calcext:value-type="string">
            <text:p>1, Цикл Земномор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Обширней и медлительней империй</text:p>
          </table:table-cell>
          <table:table-cell table:style-name="ce7" office:value-type="string" calcext:value-type="string">
            <text:p>978-5-389-09951-7</text:p>
          </table:table-cell>
          <table:table-cell table:style-name="ce6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6" office:value-type="string" calcext:value-type="string">
            <text:p>2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Толкователи</text:p>
          </table:table-cell>
          <table:table-cell table:style-name="ce7" office:value-type="string" calcext:value-type="string">
            <text:p>978-5-389-09954-8</text:p>
          </table:table-cell>
          <table:table-cell table:style-name="ce6" office:value-type="string" calcext:value-type="string">
            <text:p>Четыре пути к прощению, Музыка былого и рабыни, Толкователи</text:p>
          </table:table-cell>
          <table:table-cell table:style-name="ce6" office:value-type="string" calcext:value-type="string">
            <text:p>3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вая рука тьмы</text:p>
          </table:table-cell>
          <table:table-cell table:style-name="ce7" office:value-type="string" calcext:value-type="string">
            <text:p>978-5-389-09953-1</text:p>
          </table:table-cell>
          <table:table-cell table:style-name="ce6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6" office:value-type="string" calcext:value-type="string">
            <text:p>1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978-5-389-09955-5</text:p>
          </table:table-cell>
          <table:table-cell table:style-name="ce6" office:value-type="string" calcext:value-type="string">
            <text:p>Проклятый дар, Голоса, Прозрение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7" office:value-type="string" calcext:value-type="string">
            <text:p>978-5-17-104253-0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6" office:value-type="string" calcext:value-type="string">
            <text:p>1, Дю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7" office:value-type="string" calcext:value-type="string">
            <text:p>978-5-17-104690-3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6" office:value-type="string" calcext:value-type="string">
            <text:p>2, Дюн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6" office:value-type="string" calcext:value-type="string">
            <text:p>Ричард Адамс</text:p>
          </table:table-cell>
          <table:table-cell table:style-name="ce6" office:value-type="string" calcext:value-type="string">
            <text:p>Шардик</text:p>
          </table:table-cell>
          <table:table-cell table:style-name="ce7" office:value-type="string" calcext:value-type="string">
            <text:p>978-5-389-08023-2</text:p>
          </table:table-cell>
          <table:table-cell table:style-name="ce6" office:value-type="string" calcext:value-type="string">
            <text:p>Шардик</text:p>
          </table:table-cell>
          <table:table-cell table:style-name="ce6" office:value-type="string" calcext:value-type="string">
            <text:p>1, Бекланская импер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6" office:value-type="string" calcext:value-type="string">
            <text:p>Алексей Пехов, Елена Бычкова, Наталья Турчанинова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7" office:value-type="string" calcext:value-type="string">
            <text:p>978-5-9922-2441-2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Пепел и сталь</text:p>
          </table:table-cell>
          <table:table-cell table:style-name="ce7" office:value-type="string" calcext:value-type="string">
            <text:p>978-5-389-09068-2</text:p>
          </table:table-cell>
          <table:table-cell table:style-name="ce6" office:value-type="string" calcext:value-type="string">
            <text:p>Пепел и сталь</text:p>
          </table:table-cell>
          <table:table-cell table:style-name="ce6" office:value-type="string" calcext:value-type="string">
            <text:p>1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7" office:value-type="string" calcext:value-type="string">
            <text:p>978-5-389-09257-0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6" office:value-type="string" calcext:value-type="string">
            <text:p>2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Герой Веков</text:p>
          </table:table-cell>
          <table:table-cell table:style-name="ce7" office:value-type="string" calcext:value-type="string">
            <text:p>978-5-389-09943-2</text:p>
          </table:table-cell>
          <table:table-cell table:style-name="ce6" office:value-type="string" calcext:value-type="string">
            <text:p>Герой Веков</text:p>
          </table:table-cell>
          <table:table-cell table:style-name="ce6" office:value-type="string" calcext:value-type="string">
            <text:p>3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11/22/63</text:p>
          </table:table-cell>
          <table:table-cell table:style-name="ce7" office:value-type="string" calcext:value-type="string">
            <text:p>978-5-17-089416-1</text:p>
          </table:table-cell>
          <table:table-cell table:style-name="ce6" office:value-type="string" calcext:value-type="string">
            <text:p>11/22/6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короля</text:p>
          </table:table-cell>
          <table:table-cell table:style-name="ce7" office:value-type="string" calcext:value-type="string">
            <text:p>978-5-04-097550-1</text:p>
          </table:table-cell>
          <table:table-cell table:style-name="ce6" office:value-type="string" calcext:value-type="string">
            <text:p>Полкороля</text:p>
          </table:table-cell>
          <table:table-cell table:style-name="ce6" office:value-type="string" calcext:value-type="string">
            <text:p>1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мира</text:p>
          </table:table-cell>
          <table:table-cell table:style-name="ce7" office:value-type="string" calcext:value-type="string">
            <text:p>978-5-04-098704-7</text:p>
          </table:table-cell>
          <table:table-cell table:style-name="ce6" office:value-type="string" calcext:value-type="string">
            <text:p>Полмира</text:p>
          </table:table-cell>
          <table:table-cell table:style-name="ce6" office:value-type="string" calcext:value-type="string">
            <text:p>2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войны</text:p>
          </table:table-cell>
          <table:table-cell table:style-name="ce7" office:value-type="string" calcext:value-type="string">
            <text:p>978-5-04-099043-6</text:p>
          </table:table-cell>
          <table:table-cell table:style-name="ce6" office:value-type="string" calcext:value-type="string">
            <text:p>Полвойны</text:p>
          </table:table-cell>
          <table:table-cell table:style-name="ce6" office:value-type="string" calcext:value-type="string">
            <text:p>3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7" office:value-type="string" calcext:value-type="string">
            <text:p>978-5-04-090300-9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Герои</text:p>
          </table:table-cell>
          <table:table-cell table:style-name="ce7" office:value-type="string" calcext:value-type="string">
            <text:p>978-5-04-091990-1</text:p>
          </table:table-cell>
          <table:table-cell table:style-name="ce6" office:value-type="string" calcext:value-type="string">
            <text:p>Герои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7" office:value-type="string" calcext:value-type="string">
            <text:p>978-5-04-093205-4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6" office:value-type="string" calcext:value-type="string">
            <text:p>Джонатан Литтелл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7" office:value-type="string" calcext:value-type="string">
            <text:p>978-5-91103-506-8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6" office:value-type="string" calcext:value-type="string">
            <text:p>Джон Фаулз</text:p>
          </table:table-cell>
          <table:table-cell table:style-name="ce6" office:value-type="string" calcext:value-type="string">
            <text:p>Коллекционер</text:p>
          </table:table-cell>
          <table:table-cell table:style-name="ce7" office:value-type="string" calcext:value-type="string">
            <text:p>978-5-699-92562-9</text:p>
          </table:table-cell>
          <table:table-cell table:style-name="ce6" office:value-type="string" calcext:value-type="string">
            <text:p>Коллекц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Темный лес</text:p>
          </table:table-cell>
          <table:table-cell table:style-name="ce7" office:value-type="string" calcext:value-type="string">
            <text:p>978-5-04-090294-1</text:p>
          </table:table-cell>
          <table:table-cell table:style-name="ce6" office:value-type="string" calcext:value-type="string">
            <text:p>Темный лес</text:p>
          </table:table-cell>
          <table:table-cell table:style-name="ce6" office:value-type="string" calcext:value-type="string">
            <text:p>2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7" office:value-type="string" calcext:value-type="string">
            <text:p>978-5-04-091564-4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6" office:value-type="string" calcext:value-type="string">
            <text:p>3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Хроники Амбера</text:p>
          </table:table-cell>
          <table:table-cell table:style-name="ce7" office:value-type="string" calcext:value-type="string">
            <text:p>978-5-699-06778-7</text:p>
          </table:table-cell>
          <table:table-cell table:style-name="ce6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1</text:p>
          </table:table-cell>
          <table:table-cell table:style-name="ce7" office:value-type="string" calcext:value-type="string">
            <text:p>978-5-04-100585-6</text:p>
          </table:table-cell>
          <table:table-cell table:style-name="ce6" office:value-type="string" calcext:value-type="string">
            <text:p>Случай из практики, Глава 1-17</text:p>
          </table:table-cell>
          <table:table-cell table:style-name="ce6" office:value-type="string" calcext:value-type="string">
            <text:p>1, Случай из практики(1-17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2</text:p>
          </table:table-cell>
          <table:table-cell table:style-name="ce7" office:value-type="string" calcext:value-type="string">
            <text:p>978-5-04-100588-7</text:p>
          </table:table-cell>
          <table:table-cell table:style-name="ce6" office:value-type="string" calcext:value-type="string">
            <text:p>Случай из практики, Глава 18-32</text:p>
          </table:table-cell>
          <table:table-cell table:style-name="ce6" office:value-type="string" calcext:value-type="string">
            <text:p>1, Случай из практики(18-32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7" office:value-type="string" calcext:value-type="string">
            <text:p>978-5-00139-039-8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7" office:value-type="string" calcext:value-type="string">
            <text:p>978-5-91671-512-5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6" office:value-type="string" calcext:value-type="string">
            <text:p>Нет автора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7" office:value-type="string" calcext:value-type="string">
            <text:p>978-5-699-96955-5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6" office:value-type="string" calcext:value-type="string">
            <text:p>Г.Л. Билич; В.А. Крыжановский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7" office:value-type="string" calcext:value-type="string">
            <text:p>978-5-222-32046-4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6" office:value-type="string" calcext:value-type="string">
            <text:p>Н.Е. Кузьменко; В.В. Еремин; В.А. Попков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7" office:value-type="string" calcext:value-type="string">
            <text:p>978-5-00101-116-3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6" office:value-type="string" calcext:value-type="string">
            <text:p>Рианон Навин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7" office:value-type="string" calcext:value-type="string">
            <text:p>978-5-906986-74-0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6" office:value-type="string" calcext:value-type="string">
            <text:p>Джилл Пол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7" office:value-type="string" calcext:value-type="string">
            <text:p>978-5-907143-21-0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6" office:value-type="string" calcext:value-type="string">
            <text:p>Антон Чечулинский</text:p>
          </table:table-cell>
          <table:table-cell table:style-name="ce6" office:value-type="string" calcext:value-type="string">
            <text:p>Язык Тролля</text:p>
          </table:table-cell>
          <table:table-cell table:style-name="ce7" office:value-type="string" calcext:value-type="string">
            <text:p>978-5-04-096201-3</text:p>
          </table:table-cell>
          <table:table-cell table:style-name="ce6" office:value-type="string" calcext:value-type="string">
            <text:p>Язык Трол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6" office:value-type="string" calcext:value-type="string">
            <text:p>Бром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7" office:value-type="string" calcext:value-type="string">
            <text:p>978-5-17-107274-2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6" office:value-type="string" calcext:value-type="string">
            <text:p>Брайан Китинг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7" office:value-type="string" calcext:value-type="string">
            <text:p>978-5-91671-943-7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7" office:value-type="string" calcext:value-type="string">
            <text:p>978-5-389-12827-9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6" office:value-type="string" calcext:value-type="string">
            <text:p>1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7" office:value-type="string" calcext:value-type="string">
            <text:p>978-5-389-12897-2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6" office:value-type="string" calcext:value-type="string">
            <text:p>2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7" office:value-type="string" calcext:value-type="string">
            <text:p>978-5-389-12929-0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6" office:value-type="string" calcext:value-type="string">
            <text:p>3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Убийца шута</text:p>
          </table:table-cell>
          <table:table-cell table:style-name="ce7" office:value-type="string" calcext:value-type="string">
            <text:p>978-5-389-11400-5</text:p>
          </table:table-cell>
          <table:table-cell table:style-name="ce6" office:value-type="string" calcext:value-type="string">
            <text:p>Убийца шута</text:p>
          </table:table-cell>
          <table:table-cell table:style-name="ce6" office:value-type="string" calcext:value-type="string">
            <text:p>1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7" office:value-type="string" calcext:value-type="string">
            <text:p>978-5-00146-404-4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6" office:value-type="string" calcext:value-type="string">
            <text:p>Айзек Азимов</text:p>
          </table:table-cell>
          <table:table-cell table:style-name="ce6" office:value-type="string" calcext:value-type="string">
            <text:p>Конец вечности</text:p>
          </table:table-cell>
          <table:table-cell table:style-name="ce7" office:value-type="string" calcext:value-type="string">
            <text:p>978-5-699-29966-9</text:p>
          </table:table-cell>
          <table:table-cell table:style-name="ce6" office:value-type="string" calcext:value-type="string">
            <text:p>Конец вечности, Сами боги, Немез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49-6</text:p>
          </table:table-cell>
          <table:table-cell table:style-name="ce6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50-2</text:p>
          </table:table-cell>
          <table:table-cell table:style-name="ce6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Золотой шут</text:p>
          </table:table-cell>
          <table:table-cell table:style-name="ce7" office:value-type="string" calcext:value-type="string">
            <text:p>978-5-389-11399-2</text:p>
          </table:table-cell>
          <table:table-cell table:style-name="ce6" office:value-type="string" calcext:value-type="string">
            <text:p>Золотой шут</text:p>
          </table:table-cell>
          <table:table-cell table:style-name="ce6" office:value-type="string" calcext:value-type="string">
            <text:p>2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6" office:value-type="string" calcext:value-type="string">
            <text:p>Нил Гейман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7" office:value-type="string" calcext:value-type="string">
            <text:p>978-5-17-102197-9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7" office:value-type="string" calcext:value-type="string">
            <text:p>978-5-389-16221-1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6" office:value-type="string" calcext:value-type="string">
            <text:p>1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7" office:value-type="string" calcext:value-type="string">
            <text:p>978-5-389-16182-5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6" office:value-type="string" calcext:value-type="string">
            <text:p>2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Миссия шута</text:p>
          </table:table-cell>
          <table:table-cell table:style-name="ce7" office:value-type="string" calcext:value-type="string">
            <text:p>978-5-389-11395-4</text:p>
          </table:table-cell>
          <table:table-cell table:style-name="ce6" office:value-type="string" calcext:value-type="string">
            <text:p>Миссия шута</text:p>
          </table:table-cell>
          <table:table-cell table:style-name="ce6" office:value-type="string" calcext:value-type="string">
            <text:p>1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шута</text:p>
          </table:table-cell>
          <table:table-cell table:style-name="ce7" office:value-type="string" calcext:value-type="string">
            <text:p>978-5-389-11396-1</text:p>
          </table:table-cell>
          <table:table-cell table:style-name="ce6" office:value-type="string" calcext:value-type="string">
            <text:p>Судьба шута</text:p>
          </table:table-cell>
          <table:table-cell table:style-name="ce6" office:value-type="string" calcext:value-type="string">
            <text:p>3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7" office:value-type="string" calcext:value-type="string">
            <text:p>978-5-389-11397-8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6" office:value-type="string" calcext:value-type="string">
            <text:p>2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7" office:value-type="string" calcext:value-type="string">
            <text:p>978-5-17-100420-0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6" office:value-type="string" calcext:value-type="string">
            <text:p>1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7" office:value-type="string" calcext:value-type="string">
            <text:p>978-5-17-982684-2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6" office:value-type="string" calcext:value-type="string">
            <text:p>2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7" office:value-type="string" calcext:value-type="string">
            <text:p>978-5-9221-0549-1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6" office:value-type="string" calcext:value-type="string">
            <text:p>1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7" office:value-type="string" calcext:value-type="string">
            <text:p>978-5-9221-0710-5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6" office:value-type="string" calcext:value-type="string">
            <text:p>2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Хроники Сиалы</text:p>
          </table:table-cell>
          <table:table-cell table:style-name="ce7" office:value-type="string" calcext:value-type="string">
            <text:p>978-5-9922-0090-4</text:p>
          </table:table-cell>
          <table:table-cell table:style-name="ce6" office:value-type="string" calcext:value-type="string">
            <text:p>Крадущийся в тени; Джанга с тенями; Вьюга тен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Ветер и искры</text:p>
          </table:table-cell>
          <table:table-cell table:style-name="ce7" office:value-type="string" calcext:value-type="string">
            <text:p>978-5-9922-0335-6</text:p>
          </table:table-cell>
          <table:table-cell table:style-name="ce6" office:value-type="string" calcext:value-type="string">
            <text:p>Искатели ветра; Ветер полыни; Жнецы ветра; Искра и ве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озерцатель</text:p>
          </table:table-cell>
          <table:table-cell table:style-name="ce7" office:value-type="string" calcext:value-type="string">
            <text:p>978-5-9922-2310-1</text:p>
          </table:table-cell>
          <table:table-cell table:style-name="ce6" office:value-type="string" calcext:value-type="string">
            <text:p>Созерцатель</text:p>
          </table:table-cell>
          <table:table-cell table:style-name="ce6" office:value-type="string" calcext:value-type="string">
            <text:p>1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7" office:value-type="string" calcext:value-type="string">
            <text:p>978-5-9922-2651-5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6" office:value-type="string" calcext:value-type="string">
            <text:p>2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ко мира</text:p>
          </table:table-cell>
          <table:table-cell table:style-name="ce7" office:value-type="string" calcext:value-type="string">
            <text:p>978-5-389-17371-2</text:p>
          </table:table-cell>
          <table:table-cell table:style-name="ce6" office:value-type="string" calcext:value-type="string">
            <text:p>Око мира</text:p>
          </table:table-cell>
          <table:table-cell table:style-name="ce6" office:value-type="string" calcext:value-type="string">
            <text:p>1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7" office:value-type="string" calcext:value-type="string">
            <text:p>978-5-389-17594-5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6" office:value-type="string" calcext:value-type="string">
            <text:p>2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Осенний лис</text:p>
          </table:table-cell>
          <table:table-cell table:style-name="ce7" office:value-type="string" calcext:value-type="string">
            <text:p>978-5-04-104412-1</text:p>
          </table:table-cell>
          <table:table-cell table:style-name="ce6" office:value-type="string" calcext:value-type="string">
            <text:p>Осенний лис</text:p>
          </table:table-cell>
          <table:table-cell table:style-name="ce6" office:value-type="string" calcext:value-type="string">
            <text:p>1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7" office:value-type="string" calcext:value-type="string">
            <text:p>978-5-04-104917-1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6" office:value-type="string" calcext:value-type="string">
            <text:p>2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Руны судьбы</text:p>
          </table:table-cell>
          <table:table-cell table:style-name="ce7" office:value-type="string" calcext:value-type="string">
            <text:p>978-5-04-105796-1</text:p>
          </table:table-cell>
          <table:table-cell table:style-name="ce6" office:value-type="string" calcext:value-type="string">
            <text:p>Руны судьбы</text:p>
          </table:table-cell>
          <table:table-cell table:style-name="ce6" office:value-type="string" calcext:value-type="string">
            <text:p>3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Кукушка</text:p>
          </table:table-cell>
          <table:table-cell table:style-name="ce7" office:value-type="string" calcext:value-type="string">
            <text:p>978-5-04-107194-3</text:p>
          </table:table-cell>
          <table:table-cell table:style-name="ce6" office:value-type="string" calcext:value-type="string">
            <text:p>Кукушка</text:p>
          </table:table-cell>
          <table:table-cell table:style-name="ce6" office:value-type="string" calcext:value-type="string">
            <text:p>4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6" office:value-type="string" calcext:value-type="string">
            <text:p>Карен Томпсон Уокер</text:p>
          </table:table-cell>
          <table:table-cell table:style-name="ce6" office:value-type="string" calcext:value-type="string">
            <text:p>Век чудес</text:p>
          </table:table-cell>
          <table:table-cell table:style-name="ce7" office:value-type="string" calcext:value-type="string">
            <text:p>978-5-389-16695-0</text:p>
          </table:table-cell>
          <table:table-cell table:style-name="ce6" office:value-type="string" calcext:value-type="string">
            <text:p>Век чуде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6" office:value-type="string" calcext:value-type="string">
            <text:p>Игорь Сухих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7" office:value-type="string" calcext:value-type="string">
            <text:p>978-5-389-14674-7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Cracking the SAT Subject Test in Biology E/M</text:p>
          </table:table-cell>
          <table:table-cell table:style-name="ce7" office:value-type="string" calcext:value-type="string">
            <text:p>978-0-525-56894-0</text:p>
          </table:table-cell>
          <table:table-cell table:style-name="ce6" office:value-type="string" calcext:value-type="string">
            <text:p>Cracking the SAT Subject Test in Biology E/M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Cracking the SAT Subject Test in Chemistry</text:p>
          </table:table-cell>
          <table:table-cell table:style-name="ce7" office:value-type="string" calcext:value-type="string">
            <text:p>978-0-525-56895-7</text:p>
          </table:table-cell>
          <table:table-cell table:style-name="ce6" office:value-type="string" calcext:value-type="string">
            <text:p>Cracking the SAT Subject Test in Chemistry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978-5-521-05374-2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7" office:value-type="string" calcext:value-type="string">
            <text:p>978-5-00139-278-1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7" office:value-type="string" calcext:value-type="string">
            <text:p>978-5-699-12893-8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6" office:value-type="string" calcext:value-type="string">
            <text:p>1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Глаз голема</text:p>
          </table:table-cell>
          <table:table-cell table:style-name="ce7" office:value-type="string" calcext:value-type="string">
            <text:p>978-5-699-13580-6</text:p>
          </table:table-cell>
          <table:table-cell table:style-name="ce6" office:value-type="string" calcext:value-type="string">
            <text:p>Глаз голема</text:p>
          </table:table-cell>
          <table:table-cell table:style-name="ce6" office:value-type="string" calcext:value-type="string">
            <text:p>2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7" office:value-type="string" calcext:value-type="string">
            <text:p>978-5-699-19219-9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6" office:value-type="string" calcext:value-type="string">
            <text:p>3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7" office:value-type="string" calcext:value-type="string">
            <text:p>978-5-699-53509-5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6" office:value-type="string" calcext:value-type="string">
            <text:p>Предыстория Трилогии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6" office:value-type="string" calcext:value-type="string">
            <text:p>Петр Талантов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7" office:value-type="string" calcext:value-type="string">
            <text:p>978-5-17-114111-0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6" office:value-type="string" calcext:value-type="string">
            <text:p>Лайош Эгри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7" office:value-type="string" calcext:value-type="string">
            <text:p>978-5-00139-227-9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TOEFL iBT Prep</text:p>
          </table:table-cell>
          <table:table-cell table:style-name="ce7" office:value-type="string" calcext:value-type="string">
            <text:p>978-0-525-56927-5</text:p>
          </table:table-cell>
          <table:table-cell table:style-name="ce6" office:value-type="string" calcext:value-type="string">
            <text:p>TOEFL iBT Prep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0486817121; 9780486817125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7" office:value-type="string" calcext:value-type="string">
            <text:p>978-5-389-17120-6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6" office:value-type="string" calcext:value-type="string">
            <text:p>3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8-1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1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9-8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2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50-4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3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6" office:value-type="string" calcext:value-type="string">
            <text:p>Рэндал Гаррет</text:p>
          </table:table-cell>
          <table:table-cell table:style-name="ce6" office:value-type="string" calcext:value-type="string">
            <text:p>Слишком много волшебников</text:p>
          </table:table-cell>
          <table:table-cell table:style-name="ce7" office:value-type="string" calcext:value-type="string">
            <text:p>5-88196-661-9; 5-7921-0070-5</text:p>
          </table:table-cell>
          <table:table-cell table:style-name="ce6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7" office:value-type="string" calcext:value-type="string">
            <text:p>978-5-00139-326-9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6" office:value-type="string" calcext:value-type="string">
            <text:p>Александр Фломастер</text:p>
          </table:table-cell>
          <table:table-cell table:style-name="ce6" office:value-type="string" calcext:value-type="string">
            <text:p>Игра правил</text:p>
          </table:table-cell>
          <table:table-cell table:style-name="ce7" office:value-type="string" calcext:value-type="string">
            <text:p>978-5-600-02691-9</text:p>
          </table:table-cell>
          <table:table-cell table:style-name="ce6" office:value-type="string" calcext:value-type="string">
            <text:p>Игра прав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7" office:value-type="string" calcext:value-type="string">
            <text:p>978-5-17-092473-8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6" office:value-type="string" calcext:value-type="string">
            <text:p>Михаил Елизаров</text:p>
          </table:table-cell>
          <table:table-cell table:style-name="ce6" office:value-type="string" calcext:value-type="string">
            <text:p>Земля</text:p>
          </table:table-cell>
          <table:table-cell table:style-name="ce7" office:value-type="string" calcext:value-type="string">
            <text:p>978-5-17-118544-2</text:p>
          </table:table-cell>
          <table:table-cell table:style-name="ce6" office:value-type="string" calcext:value-type="string">
            <text:p>Зем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7" office:value-type="string" calcext:value-type="string">
            <text:p>978-5-6042196-0-7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00702-7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7" office:value-type="string" calcext:value-type="string">
            <text:p>978-5-389-02518-9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6" office:value-type="string" calcext:value-type="string">
            <text:p>1. Силь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7" office:value-type="string" calcext:value-type="string">
            <text:p>978-5-389-12306-9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6" office:value-type="string" calcext:value-type="string">
            <text:p>2. Сильные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6" office:value-type="string" calcext:value-type="string">
            <text:p>Ольга Алленова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7" office:value-type="string" calcext:value-type="string">
            <text:p>978-5-6042627-8-8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7" office:value-type="string" calcext:value-type="string">
            <text:p>978-5-387-01557-1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6" office:value-type="string" calcext:value-type="string">
            <text:p>Максим Ильяхов, Людмила Сарычева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7" office:value-type="string" calcext:value-type="string">
            <text:p>978-5-9614-6526-6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Риф</text:p>
          </table:table-cell>
          <table:table-cell table:style-name="ce7" office:value-type="string" calcext:value-type="string">
            <text:p>978-5-04-109933-6</text:p>
          </table:table-cell>
          <table:table-cell table:style-name="ce6" office:value-type="string" calcext:value-type="string">
            <text:p>Ри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Приговор</text:p>
          </table:table-cell>
          <table:table-cell table:style-name="ce7" office:value-type="string" calcext:value-type="string">
            <text:p>978-5-89332-370-2</text:p>
          </table:table-cell>
          <table:table-cell table:style-name="ce6" office:value-type="string" calcext:value-type="string">
            <text:p>Пригов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6" office:value-type="string" calcext:value-type="string">
            <text:p>Роберт Макки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7" office:value-type="string" calcext:value-type="string">
            <text:p>978-5-91671-844-7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6" office:value-type="string" calcext:value-type="string">
            <text:p>Крышилович Елена</text:p>
          </table:table-cell>
          <table:table-cell table:style-name="ce6" office:value-type="string" calcext:value-type="string">
            <text:p>Химия</text:p>
          </table:table-cell>
          <table:table-cell table:style-name="ce7" office:value-type="string" calcext:value-type="string">
            <text:p>978-5-699-92614-5</text:p>
          </table:table-cell>
          <table:table-cell table:style-name="ce6" office:value-type="string" calcext:value-type="string">
            <text:p>Хим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6" office:value-type="string" calcext:value-type="string">
            <text:p>Jordan Rosenfeld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7" office:value-type="string" calcext:value-type="string">
            <text:p>978-1-4403-5141-9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6" office:value-type="string" calcext:value-type="string">
            <text:p>Jordan Rosenfeld, Martha Alderson</text:p>
          </table:table-cell>
          <table:table-cell table:style-name="ce6" office:value-type="string" calcext:value-type="string">
            <text:p>Writing Deep Scenes</text:p>
          </table:table-cell>
          <table:table-cell table:style-name="ce7" office:value-type="string" calcext:value-type="string">
            <text:p>978-1-59963-883-6</text:p>
          </table:table-cell>
          <table:table-cell table:style-name="ce6" office:value-type="string" calcext:value-type="string">
            <text:p>Writing Deep Scenes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6" office:value-type="string" calcext:value-type="string">
            <text:p>Deborah Chester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7" office:value-type="string" calcext:value-type="string">
            <text:p>978-0-7190-9706-5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Два капитана</text:p>
          </table:table-cell>
          <table:table-cell table:style-name="ce7" office:value-type="string" calcext:value-type="string">
            <text:p>978-5-4335-0559-9</text:p>
          </table:table-cell>
          <table:table-cell table:style-name="ce6" office:value-type="string" calcext:value-type="string">
            <text:p>Два капит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7" office:value-type="string" calcext:value-type="string">
            <text:p>978-5-17-112583-7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6" office:value-type="string" calcext:value-type="string">
            <text:p>Евгения Некрасова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7" office:value-type="string" calcext:value-type="string">
            <text:p>978-5-17-110425-2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6" office:value-type="string" calcext:value-type="string">
            <text:p>Мария Аверина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7" office:value-type="string" calcext:value-type="string">
            <text:p>978-5-04-103632-4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6" office:value-type="string" calcext:value-type="string">
            <text:p>Мариам Петросян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7" office:value-type="string" calcext:value-type="string">
            <text:p>978-5-904584-69-6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Угрюм-река</text:p>
          </table:table-cell>
          <table:table-cell table:style-name="ce7" office:value-type="string" calcext:value-type="string">
            <text:p>978-5-389-18685-9</text:p>
          </table:table-cell>
          <table:table-cell table:style-name="ce6" office:value-type="string" calcext:value-type="string">
            <text:p>Угрюм-р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Звездный билет</text:p>
          </table:table-cell>
          <table:table-cell table:style-name="ce7" office:value-type="string" calcext:value-type="string">
            <text:p>978-5-389-13887-2</text:p>
          </table:table-cell>
          <table:table-cell table:style-name="ce6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7" office:value-type="string" calcext:value-type="string">
            <text:p>978-5-389-17929-5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6" office:value-type="string" calcext:value-type="string">
            <text:p>3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7" office:value-type="string" calcext:value-type="string">
            <text:p>978-5-389-16128-3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6" office:value-type="string" calcext:value-type="string">
            <text:p>3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7" office:value-type="string" calcext:value-type="string">
            <text:p>978-5-389-18680-4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6" office:value-type="string" calcext:value-type="string">
            <text:p>4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6" office:value-type="string" calcext:value-type="string">
            <text:p>Всеволод Крестовский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7" office:value-type="string" calcext:value-type="string">
            <text:p>978-5-389-14692-1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Московская сага</text:p>
          </table:table-cell>
          <table:table-cell table:style-name="ce7" office:value-type="string" calcext:value-type="string">
            <text:p>978-5-389-13149-1</text:p>
          </table:table-cell>
          <table:table-cell table:style-name="ce6" office:value-type="string" calcext:value-type="string">
            <text:p>Поколение зимы; Война и тюрьма; Тюрьма и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7" office:value-type="string" calcext:value-type="string">
            <text:p>978-5-389-17857-1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6" office:value-type="string" calcext:value-type="string">
            <text:p>Юрий Герман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7" office:value-type="string" calcext:value-type="string">
            <text:p>978-5-389-15908-2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7" office:value-type="string" calcext:value-type="string">
            <text:p>978-5-9908133-9-7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7" office:value-type="string" calcext:value-type="string">
            <text:p>978-5-9614-3983-0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Мальчик со шпагой</text:p>
          </table:table-cell>
          <table:table-cell table:style-name="ce7" office:value-type="string" calcext:value-type="string">
            <text:p>978-5-389-16580-9</text:p>
          </table:table-cell>
          <table:table-cell table:style-name="ce6" office:value-type="string" calcext:value-type="string">
            <text:p>Мальчик со шпагой; Бронзовый мальчик; Рыжее знамя упрямс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Острова и капитаны</text:p>
          </table:table-cell>
          <table:table-cell table:style-name="ce7" office:value-type="string" calcext:value-type="string">
            <text:p>978-5-389-15761-3</text:p>
          </table:table-cell>
          <table:table-cell table:style-name="ce6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гни небес</text:p>
          </table:table-cell>
          <table:table-cell table:style-name="ce7" office:value-type="string" calcext:value-type="string">
            <text:p>978-5-389-19079-5</text:p>
          </table:table-cell>
          <table:table-cell table:style-name="ce6" office:value-type="string" calcext:value-type="string">
            <text:p>Огни небес</text:p>
          </table:table-cell>
          <table:table-cell table:style-name="ce6" office:value-type="string" calcext:value-type="string">
            <text:p>5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6" office:value-type="string" calcext:value-type="string">
            <text:p>Тара Вестовер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7" office:value-type="string" calcext:value-type="string">
            <text:p>978-5-04-096931-9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7" office:value-type="string" calcext:value-type="string">
            <text:p>978-5-389-17928-8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6" office:value-type="string" calcext:value-type="string">
            <text:p>4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" office:value-type="string" calcext:value-type="string">
            <text:p>Макс Фрай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7" office:value-type="string" calcext:value-type="string">
            <text:p>978-5-367-00882-1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6" office:value-type="string" calcext:value-type="string">
            <text:p>Джессика Чон</text:p>
          </table:table-cell>
          <table:table-cell table:style-name="ce6" office:value-type="string" calcext:value-type="string">
            <text:p>Сияй</text:p>
          </table:table-cell>
          <table:table-cell table:style-name="ce7" office:value-type="string" calcext:value-type="string">
            <text:p>978-5-17-134197-8</text:p>
          </table:table-cell>
          <table:table-cell table:style-name="ce6" office:value-type="string" calcext:value-type="string">
            <text:p>Сия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7" office:value-type="string" calcext:value-type="string">
            <text:p>978-5-00101-297-9; 978-5-00101-300-6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6" office:value-type="string" calcext:value-type="string">
            <text:p>1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7" office:value-type="string" calcext:value-type="string">
            <text:p>978-5-00101-298-6; 978-5-00101-300-6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6" office:value-type="string" calcext:value-type="string">
            <text:p>2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7" office:value-type="string" calcext:value-type="string">
            <text:p>978-5-00101-299-3; 978-5-00101-300-6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6" office:value-type="string" calcext:value-type="string">
            <text:p>3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6" office:value-type="string" calcext:value-type="string">
            <text:p>Cormac McCarthy</text:p>
          </table:table-cell>
          <table:table-cell table:style-name="ce6" office:value-type="string" calcext:value-type="string">
            <text:p>The Border Trilogy</text:p>
          </table:table-cell>
          <table:table-cell table:style-name="ce7" office:value-type="string" calcext:value-type="string">
            <text:p>978-1-85715-261-6; 978-0-375-40793-2</text:p>
          </table:table-cell>
          <table:table-cell table:style-name="ce6" office:value-type="string" calcext:value-type="string">
            <text:p>All the Pretty Horses; The Crossing; Cities of the Plai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6" office:value-type="string" calcext:value-type="string">
            <text:p>Мария Степанова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7" office:value-type="string" calcext:value-type="string">
            <text:p>978-5-17-110963-9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6" office:value-type="string" calcext:value-type="string">
            <text:p>V. E. Schwab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7" office:value-type="string" calcext:value-type="string">
            <text:p>978-0-7653-8756-1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6" office:value-type="string" calcext:value-type="string">
            <text:p>Jean Kwok</text:p>
          </table:table-cell>
          <table:table-cell table:style-name="ce6" office:value-type="string" calcext:value-type="string">
            <text:p>Girl in Translation</text:p>
          </table:table-cell>
          <table:table-cell table:style-name="ce7" office:value-type="string" calcext:value-type="string">
            <text:p>978-1-59448-756-9</text:p>
          </table:table-cell>
          <table:table-cell table:style-name="ce6" office:value-type="string" calcext:value-type="string">
            <text:p>Girl in Translatio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Theft of Swords</text:p>
          </table:table-cell>
          <table:table-cell table:style-name="ce7" office:value-type="string" calcext:value-type="string">
            <text:p>978-0-316-18774-9</text:p>
          </table:table-cell>
          <table:table-cell table:style-name="ce6" office:value-type="string" calcext:value-type="string">
            <text:p>Theft of Swords</text:p>
          </table:table-cell>
          <table:table-cell table:style-name="ce6" office:value-type="string" calcext:value-type="string">
            <text:p>1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Rise of Empire</text:p>
          </table:table-cell>
          <table:table-cell table:style-name="ce7" office:value-type="string" calcext:value-type="string">
            <text:p>978-0-316-18770-1</text:p>
          </table:table-cell>
          <table:table-cell table:style-name="ce6" office:value-type="string" calcext:value-type="string">
            <text:p>Rise of Empire</text:p>
          </table:table-cell>
          <table:table-cell table:style-name="ce6" office:value-type="string" calcext:value-type="string">
            <text:p>2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Heir of Novron</text:p>
          </table:table-cell>
          <table:table-cell table:style-name="ce7" office:value-type="string" calcext:value-type="string">
            <text:p>978-0-316-18771-8</text:p>
          </table:table-cell>
          <table:table-cell table:style-name="ce6" office:value-type="string" calcext:value-type="string">
            <text:p>Heir of Novron</text:p>
          </table:table-cell>
          <table:table-cell table:style-name="ce6" office:value-type="string" calcext:value-type="string">
            <text:p>3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6" office:value-type="string" calcext:value-type="string">
            <text:p>James Clavell</text:p>
          </table:table-cell>
          <table:table-cell table:style-name="ce6" office:value-type="string" calcext:value-type="string">
            <text:p>Shogun</text:p>
          </table:table-cell>
          <table:table-cell table:style-name="ce7" office:value-type="string" calcext:value-type="string">
            <text:p>978-1-9825-3752-4</text:p>
          </table:table-cell>
          <table:table-cell table:style-name="ce6" office:value-type="string" calcext:value-type="string">
            <text:p>Shogun</text:p>
          </table:table-cell>
          <table:table-cell table:style-name="ce6" office:value-type="string" calcext:value-type="string">
            <text:p>1 of The Asian Saga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6" office:value-type="string" calcext:value-type="string">
            <text:p>Dan Simmons</text:p>
          </table:table-cell>
          <table:table-cell table:style-name="ce6" office:value-type="string" calcext:value-type="string">
            <text:p>The Terror</text:p>
          </table:table-cell>
          <table:table-cell table:style-name="ce7" office:value-type="string" calcext:value-type="string">
            <text:p>978-0-316-01745-9</text:p>
          </table:table-cell>
          <table:table-cell table:style-name="ce6" office:value-type="string" calcext:value-type="string">
            <text:p>The Terror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7" office:value-type="string" calcext:value-type="string">
            <text:p>978-5-389-09996-8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6" office:value-type="string" calcext:value-type="string">
            <text:p>Michael Chabon</text:p>
          </table:table-cell>
          <table:table-cell table:style-name="ce6" office:value-type="string" calcext:value-type="string">
            <text:p>Moonglow</text:p>
          </table:table-cell>
          <table:table-cell table:style-name="ce7" office:value-type="string" calcext:value-type="string">
            <text:p>978-0-06222555-9</text:p>
          </table:table-cell>
          <table:table-cell table:style-name="ce6" office:value-type="string" calcext:value-type="string">
            <text:p>Moonglow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Такаяма Укон</text:p>
          </table:table-cell>
          <table:table-cell table:style-name="ce7" office:value-type="string" calcext:value-type="string">
            <text:p>978-5-89332-372-6</text:p>
          </table:table-cell>
          <table:table-cell table:style-name="ce6" office:value-type="string" calcext:value-type="string">
            <text:p>Такаяма Ук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6" office:value-type="string" calcext:value-type="string">
            <text:p>Эдуард Лимонов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7" office:value-type="string" calcext:value-type="string">
            <text:p>978-5-00139-471-6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Вечный зов</text:p>
          </table:table-cell>
          <table:table-cell table:style-name="ce7" office:value-type="string" calcext:value-type="string">
            <text:p>978-5-389-18976-8</text:p>
          </table:table-cell>
          <table:table-cell table:style-name="ce6" office:value-type="string" calcext:value-type="string">
            <text:p>Вечный 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6" office:value-type="string" calcext:value-type="string">
            <text:p>Жан-Клод Карьер; Умберто Эко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7" office:value-type="string" calcext:value-type="string">
            <text:p>978-5-89091-471-2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7" office:value-type="string" calcext:value-type="string">
            <text:p>978-5-389-18312-4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6" office:value-type="string" calcext:value-type="string">
            <text:p>6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6" office:value-type="string" calcext:value-type="string">
            <text:p>Анатолий Кузнецов</text:p>
          </table:table-cell>
          <table:table-cell table:style-name="ce6" office:value-type="string" calcext:value-type="string">
            <text:p>Бабий Яр</text:p>
          </table:table-cell>
          <table:table-cell table:style-name="ce7" office:value-type="string" calcext:value-type="string">
            <text:p>978-5-17-086415-7</text:p>
          </table:table-cell>
          <table:table-cell table:style-name="ce6" office:value-type="string" calcext:value-type="string">
            <text:p>Бабий Я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Обитель</text:p>
          </table:table-cell>
          <table:table-cell table:style-name="ce7" office:value-type="string" calcext:value-type="string">
            <text:p>978-5-17-084483-8</text:p>
          </table:table-cell>
          <table:table-cell table:style-name="ce6" office:value-type="string" calcext:value-type="string">
            <text:p>Оби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7" office:value-type="string" calcext:value-type="string">
            <text:p>978-5-389-18975-1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6" office:value-type="string" calcext:value-type="string">
            <text:p>Вадим Кожевников</text:p>
          </table:table-cell>
          <table:table-cell table:style-name="ce6" office:value-type="string" calcext:value-type="string">
            <text:p>Щит и меч</text:p>
          </table:table-cell>
          <table:table-cell table:style-name="ce7" office:value-type="string" calcext:value-type="string">
            <text:p>978-5-389-09005-7</text:p>
          </table:table-cell>
          <table:table-cell table:style-name="ce6" office:value-type="string" calcext:value-type="string">
            <text:p>Щит и ме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6" office:value-type="string" calcext:value-type="string">
            <text:p>Владимир Железников</text:p>
          </table:table-cell>
          <table:table-cell table:style-name="ce6" office:value-type="string" calcext:value-type="string">
            <text:p>Чучело</text:p>
          </table:table-cell>
          <table:table-cell table:style-name="ce7" office:value-type="string" calcext:value-type="string">
            <text:p>978-5-17-090820-2</text:p>
          </table:table-cell>
          <table:table-cell table:style-name="ce6" office:value-type="string" calcext:value-type="string">
            <text:p>Чучел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 и другая проза</text:p>
          </table:table-cell>
          <table:table-cell table:style-name="ce7" office:value-type="string" calcext:value-type="string">
            <text:p>978-5-389-17852-6</text:p>
          </table:table-cell>
          <table:table-cell table:style-name="ce6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: романы, повести</text:p>
          </table:table-cell>
          <table:table-cell table:style-name="ce7" office:value-type="string" calcext:value-type="string">
            <text:p>978-5-389-18019-2</text:p>
          </table:table-cell>
          <table:table-cell table:style-name="ce6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6" office:value-type="string" calcext:value-type="string">
            <text:p>Валентин Катаев</text:p>
          </table:table-cell>
          <table:table-cell table:style-name="ce6" office:value-type="string" calcext:value-type="string">
            <text:p>Сын полка</text:p>
          </table:table-cell>
          <table:table-cell table:style-name="ce7" office:value-type="string" calcext:value-type="string">
            <text:p>978-5-17-090811-0</text:p>
          </table:table-cell>
          <table:table-cell table:style-name="ce6" office:value-type="string" calcext:value-type="string">
            <text:p>Сын пол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6" office:value-type="string" calcext:value-type="string">
            <text:p>Рои Хен</text:p>
          </table:table-cell>
          <table:table-cell table:style-name="ce6" office:value-type="string" calcext:value-type="string">
            <text:p>Души</text:p>
          </table:table-cell>
          <table:table-cell table:style-name="ce7" office:value-type="string" calcext:value-type="string">
            <text:p>978-5-86471-878-0</text:p>
          </table:table-cell>
          <table:table-cell table:style-name="ce6" office:value-type="string" calcext:value-type="string">
            <text:p>Ду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6" office:value-type="string" calcext:value-type="string">
            <text:p>Оса Эриксдоттер</text:p>
          </table:table-cell>
          <table:table-cell table:style-name="ce6" office:value-type="string" calcext:value-type="string">
            <text:p>Бойня</text:p>
          </table:table-cell>
          <table:table-cell table:style-name="ce7" office:value-type="string" calcext:value-type="string">
            <text:p>978-5-86471-879-7</text:p>
          </table:table-cell>
          <table:table-cell table:style-name="ce6" office:value-type="string" calcext:value-type="string">
            <text:p>Бой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6" office:value-type="string" calcext:value-type="string">
            <text:p>Льюис Кэрролл</text:p>
          </table:table-cell>
          <table:table-cell table:style-name="ce6" office:value-type="string" calcext:value-type="string">
            <text:p>Полное иллюстрированное собрание сочинений в одном томе</text:p>
          </table:table-cell>
          <table:table-cell table:style-name="ce7" office:value-type="string" calcext:value-type="string">
            <text:p>978-5-9922-0672-2</text:p>
          </table:table-cell>
          <table:table-cell table:style-name="ce6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6" office:value-type="string" calcext:value-type="string">
            <text:p>Лаймен Фрэнк Баум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7" office:value-type="string" calcext:value-type="string">
            <text:p>978-5-04-112397-0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6" office:value-type="string" calcext:value-type="string">
            <text:p>Хомичук Владимир</text:p>
          </table:table-cell>
          <table:table-cell table:style-name="ce6" office:value-type="string" calcext:value-type="string">
            <text:p>Паренек</text:p>
          </table:table-cell>
          <table:table-cell table:style-name="ce7" office:value-type="string" calcext:value-type="string">
            <text:p>978-5-0050-9008-9</text:p>
          </table:table-cell>
          <table:table-cell table:style-name="ce6" office:value-type="string" calcext:value-type="string">
            <text:p>Парене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6" office:value-type="string" calcext:value-type="string">
            <text:p>Василий Гроссман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7" office:value-type="string" calcext:value-type="string">
            <text:p>978-5-389-11046-5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Линейная математика и аналитическая геометрия</text:p>
          </table:table-cell>
          <table:table-cell table:style-name="ce7" office:value-type="string" calcext:value-type="string">
            <text:p>978-5-9221-1582-7</text:p>
          </table:table-cell>
          <table:table-cell table:style-name="ce6" office:value-type="string" calcext:value-type="string">
            <text:p>Линейная математика и аналитическая геомет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7" office:value-type="string" calcext:value-type="string">
            <text:p>978-5-9221-1682-4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6" office:value-type="string" calcext:value-type="string">
            <text:p>Терри Пратчетт</text:p>
          </table:table-cell>
          <table:table-cell table:style-name="ce6" office:value-type="string" calcext:value-type="string">
            <text:p>Опечатки</text:p>
          </table:table-cell>
          <table:table-cell table:style-name="ce7" office:value-type="string" calcext:value-type="string">
            <text:p>978-5-04-104829-7</text:p>
          </table:table-cell>
          <table:table-cell table:style-name="ce6" office:value-type="string" calcext:value-type="string">
            <text:p>Опечат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6" office:value-type="string" calcext:value-type="string">
            <text:p>Симона де Бовуар</text:p>
          </table:table-cell>
          <table:table-cell table:style-name="ce6" office:value-type="string" calcext:value-type="string">
            <text:p>Неразлучные</text:p>
          </table:table-cell>
          <table:table-cell table:style-name="ce7" office:value-type="string" calcext:value-type="string">
            <text:p>978-5-17-127274-6</text:p>
          </table:table-cell>
          <table:table-cell table:style-name="ce6" office:value-type="string" calcext:value-type="string">
            <text:p>Неразлуч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Корона мечей</text:p>
          </table:table-cell>
          <table:table-cell table:style-name="ce7" office:value-type="string" calcext:value-type="string">
            <text:p>978-5-389-18313-1</text:p>
          </table:table-cell>
          <table:table-cell table:style-name="ce6" office:value-type="string" calcext:value-type="string">
            <text:p>Корона мечей</text:p>
          </table:table-cell>
          <table:table-cell table:style-name="ce6" office:value-type="string" calcext:value-type="string">
            <text:p>7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1</text:p>
          </table:table-cell>
          <table:table-cell table:style-name="ce7" office:value-type="string" calcext:value-type="string">
            <text:p>978-5-389-19883-8; 978-5-389-20117-0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1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2</text:p>
          </table:table-cell>
          <table:table-cell table:style-name="ce7" office:value-type="string" calcext:value-type="string">
            <text:p>978-5-389-19883-8; 978-5-389-20118-7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2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7" office:value-type="string" calcext:value-type="string">
            <text:p>978-5-04-105498-4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6" office:value-type="string" calcext:value-type="string">
            <text:p>1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Скверна</text:p>
          </table:table-cell>
          <table:table-cell table:style-name="ce7" office:value-type="string" calcext:value-type="string">
            <text:p>978-5-04-111258-5</text:p>
          </table:table-cell>
          <table:table-cell table:style-name="ce6" office:value-type="string" calcext:value-type="string">
            <text:p>Скверна</text:p>
          </table:table-cell>
          <table:table-cell table:style-name="ce6" office:value-type="string" calcext:value-type="string">
            <text:p>2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к</text:p>
          </table:table-cell>
          <table:table-cell table:style-name="ce7" office:value-type="string" calcext:value-type="string">
            <text:p>978-5-04-111693-4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3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17509-2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6" office:value-type="string" calcext:value-type="string">
            <text:p>Джулия Бойд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7" office:value-type="string" calcext:value-type="string">
            <text:p>978-5-04-098706-1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6" office:value-type="string" calcext:value-type="string">
            <text:p>Валентин Распутин</text:p>
          </table:table-cell>
          <table:table-cell table:style-name="ce6" office:value-type="string" calcext:value-type="string">
            <text:p>Прощание с Матёрой</text:p>
          </table:table-cell>
          <table:table-cell table:style-name="ce7" office:value-type="string" calcext:value-type="string">
            <text:p>978-5-389-19139-6</text:p>
          </table:table-cell>
          <table:table-cell table:style-name="ce6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7" office:value-type="string" calcext:value-type="string">
            <text:p>978-5-389-19625-4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6" office:value-type="string" calcext:value-type="string">
            <text:p>Варлам Шаламов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7" office:value-type="string" calcext:value-type="string">
            <text:p>978-5-389-17017-9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20599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7" office:value-type="string" calcext:value-type="string">
            <text:p>978-5-389-13689-2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6" office:value-type="string" calcext:value-type="string">
            <text:p><text:s/>Даниил Гранин, Алесь Адамович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7" office:value-type="string" calcext:value-type="string">
            <text:p>978-5-389-18127-4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389-19462-5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6" office:value-type="string" calcext:value-type="string">
            <text:p>Проспер Мериме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7" office:value-type="string" calcext:value-type="string">
            <text:p>978-5-389-20881-0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6" office:value-type="string" calcext:value-type="string">
            <text:p>8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Ночная смена</text:p>
          </table:table-cell>
          <table:table-cell table:style-name="ce7" office:value-type="string" calcext:value-type="string">
            <text:p>978-5-00139-613-0</text:p>
          </table:table-cell>
          <table:table-cell table:style-name="ce6" office:value-type="string" calcext:value-type="string">
            <text:p>Ночная см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Shaman's Crossing</text:p>
          </table:table-cell>
          <table:table-cell table:style-name="ce7" office:value-type="string" calcext:value-type="string">
            <text:p>978-0-06-075828-8</text:p>
          </table:table-cell>
          <table:table-cell table:style-name="ce6" office:value-type="string" calcext:value-type="string">
            <text:p>Shaman's Crossing</text:p>
          </table:table-cell>
          <table:table-cell table:style-name="ce6" office:value-type="string" calcext:value-type="string">
            <text:p>1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Forest Mage</text:p>
          </table:table-cell>
          <table:table-cell table:style-name="ce7" office:value-type="string" calcext:value-type="string">
            <text:p>978-0-06-075829-5</text:p>
          </table:table-cell>
          <table:table-cell table:style-name="ce6" office:value-type="string" calcext:value-type="string">
            <text:p>Forest Mage</text:p>
          </table:table-cell>
          <table:table-cell table:style-name="ce6" office:value-type="string" calcext:value-type="string">
            <text:p>2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Renegade's Magic</text:p>
          </table:table-cell>
          <table:table-cell table:style-name="ce7" office:value-type="string" calcext:value-type="string">
            <text:p>978-0-06-075830-1</text:p>
          </table:table-cell>
          <table:table-cell table:style-name="ce6" office:value-type="string" calcext:value-type="string">
            <text:p>Renegade's Magic</text:p>
          </table:table-cell>
          <table:table-cell table:style-name="ce6" office:value-type="string" calcext:value-type="string">
            <text:p>3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" office:value-type="string" calcext:value-type="string">
            <text:p>Михаил Фишман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7" office:value-type="string" calcext:value-type="string">
            <text:p>978-5-17-133048-4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7" office:value-type="string" calcext:value-type="string">
            <text:p>978-5-17-137832-5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Рана</text:p>
          </table:table-cell>
          <table:table-cell table:style-name="ce7" office:value-type="string" calcext:value-type="string">
            <text:p>978-5-4448-1798-8</text:p>
          </table:table-cell>
          <table:table-cell table:style-name="ce6" office:value-type="string" calcext:value-type="string">
            <text:p>Рана</text:p>
          </table:table-cell>
          <table:table-cell table:style-name="ce6" office:value-type="string" calcext:value-type="string">
            <text:p>1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Степь</text:p>
          </table:table-cell>
          <table:table-cell table:style-name="ce7" office:value-type="string" calcext:value-type="string">
            <text:p>978-5-4448-1788-9</text:p>
          </table:table-cell>
          <table:table-cell table:style-name="ce6" office:value-type="string" calcext:value-type="string">
            <text:p>Степь</text:p>
          </table:table-cell>
          <table:table-cell table:style-name="ce6" office:value-type="string" calcext:value-type="string">
            <text:p>2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7" office:value-type="string" calcext:value-type="string">
            <text:p>978-5-17-137833-2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Отчаяние</text:p>
          </table:table-cell>
          <table:table-cell table:style-name="ce7" office:value-type="string" calcext:value-type="string">
            <text:p>978-5-17-137777-9</text:p>
          </table:table-cell>
          <table:table-cell table:style-name="ce6" office:value-type="string" calcext:value-type="string">
            <text:p>Отчая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7" office:value-type="string" calcext:value-type="string">
            <text:p>978-5-17-137389-4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7" office:value-type="string" calcext:value-type="string">
            <text:p>978-5-17-137825-7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7" office:value-type="string" calcext:value-type="string">
            <text:p>978-5-17-137779-3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Дар</text:p>
          </table:table-cell>
          <table:table-cell table:style-name="ce7" office:value-type="string" calcext:value-type="string">
            <text:p>978-5-17-137841-7</text:p>
          </table:table-cell>
          <table:table-cell table:style-name="ce6" office:value-type="string" calcext:value-type="string">
            <text:p>Да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7" office:value-type="string" calcext:value-type="string">
            <text:p>978-5-389-20310-5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</text:p>
          </table:table-cell>
          <table:table-cell table:style-name="ce7" office:value-type="string" calcext:value-type="string">
            <text:p>978-5-389-16579-3</text:p>
          </table:table-cell>
          <table:table-cell table:style-name="ce6" office:value-type="string" calcext:value-type="string">
            <text:p>Тихий д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124-3</text:p>
          </table:table-cell>
          <table:table-cell table:style-name="ce6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6" office:value-type="string" calcext:value-type="string">
            <text:p>1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581-4</text:p>
          </table:table-cell>
          <table:table-cell table:style-name="ce6" office:value-type="string" calcext:value-type="string">
            <text:p>Год единорога; Сказания Колдовского мира; Рогатый венец</text:p>
          </table:table-cell>
          <table:table-cell table:style-name="ce6" office:value-type="string" calcext:value-type="string">
            <text:p>2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152-5</text:p>
          </table:table-cell>
          <table:table-cell table:style-name="ce6" office:value-type="string" calcext:value-type="string">
            <text:p>Волшебный пояс; Проклятие Зарстора; Тайны Колдовского мира</text:p>
          </table:table-cell>
          <table:table-cell table:style-name="ce6" office:value-type="string" calcext:value-type="string">
            <text:p>3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216-4</text:p>
          </table:table-cell>
          <table:table-cell table:style-name="ce6" office:value-type="string" calcext:value-type="string">
            <text:p>Тройка мечей; Берегись ястреба; Кошачьи врата</text:p>
          </table:table-cell>
          <table:table-cell table:style-name="ce6" office:value-type="string" calcext:value-type="string">
            <text:p>4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693-3</text:p>
          </table:table-cell>
          <table:table-cell table:style-name="ce7" office:value-type="string" calcext:value-type="string">
            <text:p>Хрустальный грифон; Грифон торжествующий; Гнездо грифона</text:p>
          </table:table-cell>
          <table:table-cell table:style-name="ce6" office:value-type="string" calcext:value-type="string">
            <text:p>5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7" office:value-type="string" calcext:value-type="string">
            <text:p>978-5-00139-665-9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оля вольная</text:p>
          </table:table-cell>
          <table:table-cell table:style-name="ce7" office:value-type="string" calcext:value-type="string">
            <text:p>978-5-00139-737-3</text:p>
          </table:table-cell>
          <table:table-cell table:style-name="ce6" office:value-type="string" calcext:value-type="string">
            <text:p>Воля вольн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6" office:value-type="string" calcext:value-type="string">
            <text:p>Жауме Кабре</text:p>
          </table:table-cell>
          <table:table-cell table:style-name="ce6" office:value-type="string" calcext:value-type="string">
            <text:p>Когда наступит тьма</text:p>
          </table:table-cell>
          <table:table-cell table:style-name="ce7" office:value-type="string" calcext:value-type="string">
            <text:p>978-5-389-21149-0</text:p>
          </table:table-cell>
          <table:table-cell table:style-name="ce6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6" office:value-type="string" calcext:value-type="string">
            <text:p>Сергей Снегов</text:p>
          </table:table-cell>
          <table:table-cell table:style-name="ce6" office:value-type="string" calcext:value-type="string">
            <text:p>Диктатор</text:p>
          </table:table-cell>
          <table:table-cell table:style-name="ce7" office:value-type="string" calcext:value-type="string">
            <text:p>978-5-389-21850-5</text:p>
          </table:table-cell>
          <table:table-cell table:style-name="ce6" office:value-type="string" calcext:value-type="string">
            <text:p>Диктат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Итальянец</text:p>
          </table:table-cell>
          <table:table-cell table:style-name="ce7" office:value-type="string" calcext:value-type="string">
            <text:p>978-5-389-21302-9</text:p>
          </table:table-cell>
          <table:table-cell table:style-name="ce6" office:value-type="string" calcext:value-type="string">
            <text:p>Итальян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table:style-name="ce6" office:value-type="string" calcext:value-type="string">
            <text:p>Ирина Измайлова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7" office:value-type="string" calcext:value-type="string">
            <text:p>978-5-389-18732-0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3" calcext:value-type="float">
            <text:p>593</text:p>
          </table:table-cell>
          <table:table-cell table:style-name="ce4" office:value-type="string" calcext:value-type="string">
            <text:p>Роберт Джордан</text:p>
          </table:table-cell>
          <table:table-cell table:style-name="ce4" office:value-type="string" calcext:value-type="string">
            <text:p>Сердце зимы</text:p>
          </table:table-cell>
          <table:table-cell table:style-name="ce14" office:value-type="string" calcext:value-type="string">
            <text:p>978-5-389-21624-2</text:p>
          </table:table-cell>
          <table:table-cell table:style-name="ce4" office:value-type="string" calcext:value-type="string">
            <text:p>Сердце зимы</text:p>
          </table:table-cell>
          <table:table-cell table:style-name="ce4" office:value-type="string" calcext:value-type="string">
            <text:p>9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4" office:value-type="float" office:value="595" calcext:value-type="float">
            <text:p>59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6" calcext:value-type="float">
            <text:p>59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23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8" calcext:value-type="float">
            <text:p>59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4" office:value-type="string" calcext:value-type="string">
            <text:p>10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4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4"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978-5-389-22958-7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13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978-0-00-837611-6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0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978-0-00-837612-3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1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978-0-00-837613-0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2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978-0-00-837614-7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3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978-5-389-24101-5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978-5-389-23179-5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Владимир Санин</text:p>
          </table:table-cell>
          <table:table-cell office:value-type="string" calcext:value-type="string">
            <text:p>Семьдесят два градуса ниже нуля</text:p>
          </table:table-cell>
          <table:table-cell office:value-type="string" calcext:value-type="string">
            <text:p>978-5-389-23612-7</text:p>
          </table:table-cell>
          <table:table-cell office:value-type="string" calcext:value-type="string">
            <text:p>Семьдесят два градуса ниже нуля; В ловушке; Трудно отпускаетАнтарктида; За тех, кто в дрейфе; Точка возврата; Белое прокляти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Георгий Марков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978-5-389-20040-1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Анатолий Калинин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978-5-389-23340-9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Нина Соротокина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978-5-389-19882-1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978-5-389-21988-5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Амур-батюшк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Анатолий Приставкин</text:p>
          </table:table-cell>
          <table:table-cell office:value-type="string" calcext:value-type="string">
            <text:p>Ночевала тучка золотая; Солдат и мальчик</text:p>
          </table:table-cell>
          <table:table-cell office:value-type="string" calcext:value-type="string">
            <text:p>978-5-389-26213-3</text:p>
          </table:table-cell>
          <table:table-cell office:value-type="string" calcext:value-type="string">
            <text:p>Ночевала тучка золотая; Кукушата, или Жалобная песнь для успокоения сердца; Солдат и мальчик; Селигер Селигерович; Птушень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1</text:p>
          </table:table-cell>
          <table:table-cell office:value-type="string" calcext:value-type="string">
            <text:p>978-5-389-26683-4; 978-5-389-26684-1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1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2</text:p>
          </table:table-cell>
          <table:table-cell office:value-type="string" calcext:value-type="string">
            <text:p>978-5-389-26683-4; 978-5-389-26686-5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2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Мария Дроздова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978-5-6048907-9-0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978-5-6040902-5-1</text:p>
          </table:table-cell>
          <table:table-cell office:value-type="string" calcext:value-type="string">
            <text:p>Логово волка; Право хищника; Когти гнева; Щипач</text:p>
          </table:table-cell>
          <table:table-cell office:value-type="string" calcext:value-type="string">
            <text:p>1-4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Екатерина Соболь</text:p>
          </table:table-cell>
          <table:table-cell office:value-type="string" calcext:value-type="string">
            <text:p>Анима. Весь цикл в одном томе</text:p>
          </table:table-cell>
          <table:table-cell office:value-type="string" calcext:value-type="string">
            <text:p>978-5-353-09758-7</text:p>
          </table:table-cell>
          <table:table-cell office:value-type="string" calcext:value-type="string">
            <text:p>Золотой стриж; Серебрянный ястреб; Медная чайка</text:p>
          </table:table-cell>
          <table:table-cell office:value-type="string" calcext:value-type="string">
            <text:p>Аним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978-5-6043489-0-1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5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978-5-6047794-5-3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6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978-5-6052552-1-5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7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978-5-389-24256-2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14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978-5-458-33319-1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1, Собрание работ А. Эйнштей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978-5-458-33318-4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2, Собрание работ А. Эйнштей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Федор Абрамов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978-5-389-27213-2</text:p>
          </table:table-cell>
          <table:table-cell office:value-type="string" calcext:value-type="string">
            <text:p>Братья и сестры; Две зимы и три лета; Пути-перепутья; Дом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За миллиард лет до конца света. Реквием по утопии</text:p>
          </table:table-cell>
          <table:table-cell office:value-type="string" calcext:value-type="string">
            <text:p>978-5-389-27416-7</text:p>
          </table:table-cell>
          <table:table-cell office:value-type="string" calcext:value-type="string">
            <text:p>Второе нашествие Марсиан; За миллиард лет до конца света; Град обреченный; Хромая судьба; Отягощенные злом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Пикник на обочине. Время выбора</text:p>
          </table:table-cell>
          <table:table-cell office:value-type="string" calcext:value-type="string">
            <text:p>978-5-389-27464-8</text:p>
          </table:table-cell>
          <table:table-cell office:value-type="string" calcext:value-type="string">
            <text:p>Понедельник начинается в субботу; Сказка о тройке; Улитка на склоне; Гадкие лебеди; Пикник на обочин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Исаак Ньютон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978-5-9519-3807-7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978-5-389-26364-2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1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978-5-389-26366-6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2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978-5-389-26365-9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3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978-5-00108-998-8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1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978-5-00108-765-6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2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978-5-517-12026-7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3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Роберто Боланьо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978-5-17-116781-3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978-5-389-28101-1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1, 2, Дальний Восток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 table:number-rows-repeated="104793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Лист1.A1:Лист1.G104857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swiss" fo:font-size="12pt" style:font-size-asian="12pt" style:font-name-complex="Times New Roman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6">00/00/0000</text:date>, <text:time style:data-style-name="N2" text:time-value="06:35:52.7349157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ладимир Здоренко</meta:initial-creator>
    <meta:creation-date>2023-01-23T11:36:35</meta:creation-date>
    <dc:date>2025-04-06T06:36:38.650502462</dc:date>
    <meta:generator>LibreOffice/25.2.2.2$Linux_X86_64 LibreOffice_project/520$Build-2</meta:generator>
    <meta:editing-duration>PT7H46M7S</meta:editing-duration>
    <meta:editing-cycles>63</meta:editing-cycles>
    <meta:document-statistic meta:table-count="1" meta:cell-count="4473" meta:object-count="0"/>
    <meta:user-defined meta:name="AppVersion">16.0300</meta:user-defined>
  </office:meta>
</office:document-meta>
</file>